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="0.0034in solid #000000" fo:padding="0.0833in" style:shadow="none" fo:line-height="150%" fo:background-color="#669966"/>
    </style:style>
    <style:style style:name="T25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D700"/>
    </style:style>
    <style:style style:name="T26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27" style:parent-style-name="Textbody" style:family="paragraph">
      <style:text-properties style:font-name="Calibri" fo:color="#000000" fo:background-color="#DEE6EF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Calibri" fo:font-style="italic" style:font-style-asian="italic" style:font-style-complex="italic" fo:color="#800000" fo:font-size="10pt" style:font-size-asian="10pt" style:font-size-complex="10pt"/>
    </style:style>
    <style:style style:name="T30" style:parent-style-name="Fuentedepárrafopredeter." style:family="text">
      <style:text-properties style:font-name="Calibri" fo:font-style="italic" style:font-style-asian="italic" style:font-style-complex="italic" fo:color="#800000" fo:font-size="10pt" style:font-size-asian="10pt" style:font-size-complex="10pt"/>
    </style:style>
    <style:style style:name="P31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T32" style:parent-style-name="Fuentedepárrafopredeter." style:family="text">
      <style:text-properties style:font-name="Calibri" fo:color="#000000" fo:font-size="10pt" style:font-size-asian="10pt" style:font-size-complex="10pt" fo:background-color="#00FFFF"/>
    </style:style>
    <style:style style:name="T33" style:parent-style-name="Fuentedepárrafopredeter." style:family="text">
      <style:text-properties style:font-name="Calibri" fo:color="#000000" fo:font-size="10pt" style:font-size-asian="10pt" style:font-size-complex="10pt" fo:background-color="#FFFF00"/>
    </style:style>
    <style:style style:name="P34" style:parent-style-name="Standard" style:family="paragraph">
      <style:text-properties style:font-name="Calibri" fo:color="#000000" fo:font-size="10pt" style:font-size-asian="10pt" style:font-size-complex="10pt"/>
    </style:style>
    <style:style style:name="P35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36" style:parent-style-name="Standard" style:family="paragraph">
      <style:text-properties style:font-name="Calibri" fo:color="#000000" fo:font-size="10pt" style:font-size-asian="10pt" style:font-size-complex="10pt"/>
    </style:style>
    <style:style style:name="P37" style:parent-style-name="Standard" style:family="paragraph">
      <style:text-properties style:font-name="Calibri" fo:color="#C9211E" fo:font-size="10pt" style:font-size-asian="10pt" style:font-size-complex="10pt"/>
    </style:style>
    <style:style style:name="P38" style:parent-style-name="Standard" style:family="paragraph">
      <style:text-properties style:font-name="Calibri" fo:color="#C9211E" fo:font-size="10pt" style:font-size-asian="10pt" style:font-size-complex="10pt"/>
    </style:style>
    <style:style style:name="T39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4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1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3" style:parent-style-name="Standard" style:family="paragraph">
      <style:text-properties style:font-name="Calibri" fo:color="#000000" fo:font-size="10pt" style:font-size-asian="10pt" style:font-size-complex="10pt"/>
    </style:style>
    <style:style style:name="P44" style:parent-style-name="Standard" style:family="paragraph">
      <style:text-properties style:font-name="Calibri" fo:color="#000000" fo:font-size="10pt" style:font-size-asian="10pt" style:font-size-complex="10pt"/>
    </style:style>
    <style:style style:name="T45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4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7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1" style:parent-style-name="Standard" style:family="paragraph">
      <style:text-properties style:font-name="Calibri" fo:color="#000000" fo:font-size="10pt" style:font-size-asian="10pt" style:font-size-complex="10pt"/>
    </style:style>
    <style:style style:name="T5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5" style:parent-style-name="Standard" style:family="paragraph">
      <style:text-properties style:font-name="Calibri" fo:color="#000000" fo:font-size="10pt" style:font-size-asian="10pt" style:font-size-complex="10pt"/>
    </style:style>
    <style:style style:name="T5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8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0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3" style:parent-style-name="Standard" style:family="paragraph">
      <style:text-properties style:font-name="Calibri" fo:color="#000000" fo:font-size="10pt" style:font-size-asian="10pt" style:font-size-complex="10pt"/>
    </style:style>
    <style:style style:name="T6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70" style:parent-style-name="Standard" style:family="paragraph">
      <style:text-properties style:font-name="Calibri" fo:color="#000000" fo:font-size="10pt" style:font-size-asian="10pt" style:font-size-complex="10pt"/>
    </style:style>
    <style:style style:name="T71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7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73" style:parent-style-name="Standard" style:list-style-name="LFO1" style:family="paragraph">
      <style:text-properties style:font-name="Calibri" fo:color="#000000" fo:font-size="10pt" style:font-size-asian="10pt" style:font-size-complex="10pt"/>
    </style:style>
    <style:style style:name="P74" style:parent-style-name="Standard" style:list-style-name="LFO1" style:family="paragraph">
      <style:text-properties style:font-name="Calibri" fo:color="#000000" fo:font-size="10pt" style:font-size-asian="10pt" style:font-size-complex="10pt"/>
    </style:style>
    <style:style style:name="P75" style:parent-style-name="Standard" style:list-style-name="LFO1" style:family="paragraph">
      <style:text-properties style:font-name="Calibri" fo:color="#000000" fo:font-size="10pt" style:font-size-asian="10pt" style:font-size-complex="10pt"/>
    </style:style>
    <style:style style:name="P76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77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78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0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8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82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85" style:parent-style-name="Standard" style:family="paragraph">
      <style:text-properties style:font-name="Calibri" fo:color="#000000" fo:font-size="10pt" style:font-size-asian="10pt" style:font-size-complex="10pt"/>
    </style:style>
    <style:style style:name="T8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8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8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8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9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9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9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93" style:parent-style-name="Standard" style:family="paragraph">
      <style:text-properties style:font-name="Calibri" fo:color="#000000" fo:font-size="10pt" style:font-size-asian="10pt" style:font-size-complex="10pt"/>
    </style:style>
    <style:style style:name="P9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9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9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97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9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0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10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0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0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0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0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0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10" style:parent-style-name="Standard" style:family="paragraph">
      <style:text-properties style:font-name="Calibri" fo:color="#000000" fo:font-size="10pt" style:font-size-asian="10pt" style:font-size-complex="10pt"/>
    </style:style>
    <style:style style:name="T11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1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1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1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1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1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17" style:parent-style-name="Standard" style:family="paragraph">
      <style:text-properties style:font-name="Calibri" fo:color="#00A933" fo:font-size="10pt" style:font-size-asian="10pt" style:font-size-complex="10pt"/>
    </style:style>
    <style:style style:name="P118" style:parent-style-name="Standard" style:family="paragraph">
      <style:text-properties style:font-name="Calibri" fo:color="#000000" fo:font-size="10pt" style:font-size-asian="10pt" style:font-size-complex="10pt"/>
    </style:style>
    <style:style style:name="P119" style:parent-style-name="Standard" style:family="paragraph">
      <style:text-properties style:font-name="Calibri" fo:color="#000000" fo:font-size="10pt" style:font-size-asian="10pt" style:font-size-complex="10pt"/>
    </style:style>
    <style:style style:name="P120" style:parent-style-name="Standard" style:family="paragraph">
      <style:text-properties style:font-name="Calibri" fo:color="#000000" fo:font-size="10pt" style:font-size-asian="10pt" style:font-size-complex="10pt"/>
    </style:style>
    <style:style style:name="P121" style:parent-style-name="Standard" style:family="paragraph">
      <style:text-properties style:font-name="Calibri" fo:color="#000000" fo:font-size="10pt" style:font-size-asian="10pt" style:font-size-complex="10pt"/>
    </style:style>
    <style:style style:name="P122" style:parent-style-name="Standard" style:family="paragraph">
      <style:text-properties style:font-name="Calibri" fo:color="#000000" fo:font-size="10pt" style:font-size-asian="10pt" style:font-size-complex="10pt"/>
    </style:style>
    <style:style style:name="P123" style:parent-style-name="Standard" style:family="paragraph">
      <style:text-properties style:font-name="Calibri" fo:color="#000000" fo:font-size="10pt" style:font-size-asian="10pt" style:font-size-complex="10pt"/>
    </style:style>
    <style:style style:name="P124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125" style:parent-style-name="Standard" style:family="paragraph">
      <style:text-properties style:font-name="Calibri" fo:color="#000000" fo:font-size="10pt" style:font-size-asian="10pt" style:font-size-complex="10pt"/>
    </style:style>
    <style:style style:name="T126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27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128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29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30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31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132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33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134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135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136" style:parent-style-name="Fuentedepárrafopredeter." style:family="text">
      <style:text-properties style:font-name="Calibri" fo:color="#C9211E" fo:font-size="10pt" style:font-size-asian="10pt" style:font-size-complex="10pt"/>
    </style:style>
    <style:style style:name="P137" style:parent-style-name="Standard" style:family="paragraph">
      <style:text-properties style:font-name="Calibri" fo:color="#C9211E" fo:font-size="10pt" style:font-size-asian="10pt" style:font-size-complex="10pt"/>
    </style:style>
    <style:style style:name="T138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13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40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4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42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4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44" style:parent-style-name="Standard" style:family="paragraph">
      <style:text-properties style:font-name="Calibri" fo:color="#000000" fo:font-size="10pt" style:font-size-asian="10pt" style:font-size-complex="10pt"/>
    </style:style>
    <style:style style:name="T14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4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4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4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49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5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51" style:parent-style-name="Standard" style:family="paragraph">
      <style:text-properties style:font-name="Calibri" fo:color="#000000" fo:font-size="10pt" style:font-size-asian="10pt" style:font-size-complex="10pt"/>
    </style:style>
    <style:style style:name="P152" style:parent-style-name="Standard" style:family="paragraph">
      <style:text-properties style:font-name="Calibri" fo:color="#C9211E" fo:font-size="10pt" style:font-size-asian="10pt" style:font-size-complex="10pt"/>
    </style:style>
    <style:style style:name="T15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5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55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57" style:parent-style-name="Standard" style:family="paragraph">
      <style:text-properties style:font-name="Calibri" fo:color="#000000" fo:font-size="10pt" style:font-size-asian="10pt" style:font-size-complex="10pt"/>
    </style:style>
    <style:style style:name="P158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159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160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16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2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16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6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6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66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6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16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7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7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7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7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7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7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7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7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179" style:parent-style-name="Standard" style:family="paragraph">
      <style:text-properties style:font-name="Calibri" fo:color="#000000" fo:font-size="10pt" style:font-size-asian="10pt" style:font-size-complex="10pt"/>
    </style:style>
    <style:style style:name="T18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8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8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8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8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8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8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87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1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89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9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91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1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194" style:parent-style-name="Standard" style:family="paragraph">
      <style:text-properties style:font-name="Calibri" fo:color="#000000" fo:font-size="10pt" style:font-size-asian="10pt" style:font-size-complex="10pt"/>
    </style:style>
    <style:style style:name="T19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9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9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19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19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0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0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02" style:parent-style-name="Standard" style:family="paragraph">
      <style:text-properties style:font-name="Calibri" fo:color="#00A933" fo:font-size="10pt" style:font-size-asian="10pt" style:font-size-complex="10pt"/>
    </style:style>
    <style:style style:name="T20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0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05" style:parent-style-name="Standard" style:family="paragraph">
      <style:text-properties style:font-name="Calibri" fo:color="#000000" fo:font-size="10pt" style:font-size-asian="10pt" style:font-size-complex="10pt"/>
    </style:style>
    <style:style style:name="P206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207" style:parent-style-name="Standard" style:family="paragraph">
      <style:text-properties style:font-name="Calibri" fo:color="#000000" fo:font-size="10pt" style:font-size-asian="10pt" style:font-size-complex="10pt"/>
    </style:style>
    <style:style style:name="P208" style:parent-style-name="Standard" style:family="paragraph">
      <style:text-properties style:font-name="Calibri" fo:color="#C9211E" fo:font-size="10pt" style:font-size-asian="10pt" style:font-size-complex="10pt"/>
    </style:style>
    <style:style style:name="T209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21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11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13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1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15" style:parent-style-name="Standard" style:family="paragraph">
      <style:text-properties style:font-name="Calibri" fo:color="#000000" fo:font-size="10pt" style:font-size-asian="10pt" style:font-size-complex="10pt"/>
    </style:style>
    <style:style style:name="T21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1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1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1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2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2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2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23" style:parent-style-name="Standard" style:family="paragraph">
      <style:text-properties style:font-name="Calibri" fo:color="#000000" fo:font-size="10pt" style:font-size-asian="10pt" style:font-size-complex="10pt"/>
    </style:style>
    <style:style style:name="P224" style:parent-style-name="Standard" style:family="paragraph">
      <style:text-properties style:font-name="Calibri" fo:color="#000000" fo:font-size="10pt" style:font-size-asian="10pt" style:font-size-complex="10pt"/>
    </style:style>
    <style:style style:name="T22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2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27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2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31" style:parent-style-name="Standard" style:family="paragraph">
      <style:text-properties style:font-name="Calibri" fo:color="#000000" fo:font-size="10pt" style:font-size-asian="10pt" style:font-size-complex="10pt"/>
    </style:style>
    <style:style style:name="T23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3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3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35" style:parent-style-name="Standard" style:family="paragraph">
      <style:text-properties style:font-name="Calibri" fo:color="#000000" fo:font-size="10pt" style:font-size-asian="10pt" style:font-size-complex="10pt"/>
    </style:style>
    <style:style style:name="T236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23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38" style:parent-style-name="Standard" style:list-style-name="LFO2" style:family="paragraph">
      <style:text-properties style:font-name="Calibri" fo:color="#000000" fo:font-size="10pt" style:font-size-asian="10pt" style:font-size-complex="10pt"/>
    </style:style>
    <style:style style:name="P239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240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24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4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4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46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4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24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5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5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5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53" style:parent-style-name="Standard" style:family="paragraph">
      <style:text-properties style:font-name="Calibri" fo:color="#000000" fo:font-size="10pt" style:font-size-asian="10pt" style:font-size-complex="10pt"/>
    </style:style>
    <style:style style:name="T25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5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5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5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5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59" style:parent-style-name="Standard" style:family="paragraph">
      <style:text-properties style:font-name="Calibri" fo:color="#000000" fo:font-size="10pt" style:font-size-asian="10pt" style:font-size-complex="10pt"/>
    </style:style>
    <style:style style:name="P260" style:parent-style-name="Standard" style:family="paragraph">
      <style:text-properties style:font-name="Calibri" fo:color="#00A933" fo:font-size="10pt" style:font-size-asian="10pt" style:font-size-complex="10pt"/>
    </style:style>
    <style:style style:name="T26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62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P263" style:parent-style-name="Standard" style:family="paragraph">
      <style:text-properties style:font-name="Calibri" fo:color="#000000" fo:font-size="10pt" style:font-size-asian="10pt" style:font-size-complex="10pt"/>
    </style:style>
    <style:style style:name="P264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265" style:parent-style-name="Standard" style:family="paragraph">
      <style:text-properties style:font-name="Calibri" fo:color="#000000" fo:font-size="10pt" style:font-size-asian="10pt" style:font-size-complex="10pt"/>
    </style:style>
    <style:style style:name="P266" style:parent-style-name="Standard" style:family="paragraph">
      <style:text-properties style:font-name="Calibri" fo:color="#C9211E" fo:font-size="10pt" style:font-size-asian="10pt" style:font-size-complex="10pt"/>
    </style:style>
    <style:style style:name="T267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26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6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7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71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7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73" style:parent-style-name="Standard" style:family="paragraph">
      <style:text-properties style:font-name="Calibri" fo:color="#000000" fo:font-size="10pt" style:font-size-asian="10pt" style:font-size-complex="10pt"/>
    </style:style>
    <style:style style:name="T27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7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7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7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7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7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80" style:parent-style-name="Standard" style:family="paragraph">
      <style:text-properties style:font-name="Calibri" fo:color="#000000" fo:font-size="10pt" style:font-size-asian="10pt" style:font-size-complex="10pt"/>
    </style:style>
    <style:style style:name="P281" style:parent-style-name="Standard" style:family="paragraph">
      <style:text-properties style:font-name="Calibri" fo:font-weight="bold" style:font-weight-asian="bold" fo:color="#000000" fo:font-size="10pt" style:font-size-asian="10pt" style:font-size-complex="10pt"/>
    </style:style>
    <style:style style:name="T28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8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8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8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86" style:parent-style-name="Standard" style:family="paragraph">
      <style:text-properties style:font-name="Calibri" fo:color="#000000" fo:font-size="10pt" style:font-size-asian="10pt" style:font-size-complex="10pt"/>
    </style:style>
    <style:style style:name="T28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8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28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90" style:parent-style-name="Standard" style:family="paragraph">
      <style:text-properties style:font-name="Calibri" fo:color="#000000" fo:font-size="10pt" style:font-size-asian="10pt" style:font-size-complex="10pt"/>
    </style:style>
    <style:style style:name="P291" style:parent-style-name="Standard" style:family="paragraph">
      <style:text-properties style:font-name="Calibri" fo:color="#000000" fo:font-size="10pt" style:font-size-asian="10pt" style:font-size-complex="10pt"/>
    </style:style>
    <style:style style:name="T292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29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94" style:parent-style-name="Standard" style:list-style-name="LFO3" style:family="paragraph">
      <style:text-properties style:font-name="Calibri" fo:color="#000000" fo:font-size="10pt" style:font-size-asian="10pt" style:font-size-complex="10pt"/>
    </style:style>
    <style:style style:name="P295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T296" style:parent-style-name="Fuentedepárrafopredeter." style:family="text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T29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29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299" style:parent-style-name="Standard" style:family="paragraph">
      <style:text-properties style:font-name="Calibri" fo:color="#000000" fo:font-size="10pt" style:font-size-asian="10pt" style:font-size-complex="10pt"/>
    </style:style>
    <style:style style:name="P300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301" style:parent-style-name="Standard" style:family="paragraph">
      <style:text-properties style:font-name="Calibri" fo:color="#000000" fo:font-size="10pt" style:font-size-asian="10pt" style:font-size-complex="10pt"/>
    </style:style>
    <style:style style:name="P302" style:parent-style-name="Standard" style:family="paragraph">
      <style:text-properties style:font-name="Calibri" fo:color="#C9211E" fo:font-size="10pt" style:font-size-asian="10pt" style:font-size-complex="10pt"/>
    </style:style>
    <style:style style:name="T30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0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05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0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07" style:parent-style-name="Standard" style:family="paragraph">
      <style:text-properties style:font-name="Calibri" fo:color="#000000" fo:font-size="10pt" style:font-size-asian="10pt" style:font-size-complex="10pt"/>
    </style:style>
    <style:style style:name="T30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09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1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1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1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1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14" style:parent-style-name="Standard" style:family="paragraph">
      <style:text-properties style:font-name="Calibri" fo:color="#000000" fo:font-size="10pt" style:font-size-asian="10pt" style:font-size-complex="10pt"/>
    </style:style>
    <style:style style:name="P315" style:parent-style-name="Standard" style:family="paragraph">
      <style:text-properties style:font-name="Calibri" fo:color="#000000" fo:font-size="10pt" style:font-size-asian="10pt" style:font-size-complex="10pt"/>
    </style:style>
    <style:style style:name="T316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31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18" style:parent-style-name="Standard" style:family="paragraph">
      <style:text-properties style:font-name="Calibri" fo:color="#000000" fo:font-size="10pt" style:font-size-asian="10pt" style:font-size-complex="10pt"/>
    </style:style>
    <style:style style:name="P319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320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321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T32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2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2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25" style:parent-style-name="Standard" style:family="paragraph">
      <style:text-properties style:font-name="Calibri" fo:color="#000000" fo:font-size="10pt" style:font-size-asian="10pt" style:font-size-complex="10pt"/>
    </style:style>
    <style:style style:name="P32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2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2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2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3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3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33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3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3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3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3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3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3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3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4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341" style:parent-style-name="Standard" style:family="paragraph">
      <style:text-properties style:font-name="Calibri" fo:color="#000000" fo:font-size="10pt" style:font-size-asian="10pt" style:font-size-complex="10pt"/>
    </style:style>
    <style:style style:name="P34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4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4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45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4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47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4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4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3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5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5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5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54" style:parent-style-name="Standard" style:family="paragraph">
      <style:text-properties style:font-name="Calibri" fo:color="#000000" fo:font-size="10pt" style:font-size-asian="10pt" style:font-size-complex="10pt"/>
    </style:style>
    <style:style style:name="T35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5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5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5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5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60" style:parent-style-name="Standard" style:family="paragraph">
      <style:text-properties style:font-name="Calibri" fo:color="#00A933" fo:font-size="10pt" style:font-size-asian="10pt" style:font-size-complex="10pt"/>
    </style:style>
    <style:style style:name="T36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6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63" style:parent-style-name="Standard" style:family="paragraph">
      <style:text-properties style:font-name="Calibri" fo:color="#000000" fo:font-size="10pt" style:font-size-asian="10pt" style:font-size-complex="10pt"/>
    </style:style>
    <style:style style:name="P364" style:parent-style-name="Standard" style:family="paragraph">
      <style:text-properties style:font-name="Calibri" fo:color="#000000" fo:font-size="10pt" style:font-size-asian="10pt" style:font-size-complex="10pt" fo:background-color="#FFFF00"/>
    </style:style>
    <style:style style:name="P365" style:parent-style-name="Standard" style:family="paragraph">
      <style:text-properties style:font-name="Calibri" fo:color="#000000" fo:font-size="10pt" style:font-size-asian="10pt" style:font-size-complex="10pt"/>
    </style:style>
    <style:style style:name="T366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367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368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369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370" style:parent-style-name="Fuentedepárrafopredeter." style:family="text">
      <style:text-properties style:font-name="Calibri" fo:color="#C9211E" fo:font-size="10pt" style:font-size-asian="10pt" style:font-size-complex="10pt"/>
    </style:style>
    <style:style style:name="T371" style:parent-style-name="Fuentedepárrafopredeter." style:family="text">
      <style:text-properties style:font-name="Calibri" fo:font-weight="bold" style:font-weight-asian="bold" fo:color="#C9211E" fo:font-size="10pt" style:font-size-asian="10pt" style:font-size-complex="10pt"/>
    </style:style>
    <style:style style:name="T372" style:parent-style-name="Fuentedepárrafopredeter." style:family="text">
      <style:text-properties style:font-name="Calibri" fo:color="#C9211E" fo:font-size="10pt" style:font-size-asian="10pt" style:font-size-complex="10pt"/>
    </style:style>
    <style:style style:name="P373" style:parent-style-name="Standard" style:family="paragraph">
      <style:text-properties style:font-name="Calibri" fo:color="#C9211E" fo:font-size="10pt" style:font-size-asian="10pt" style:font-size-complex="10pt"/>
    </style:style>
    <style:style style:name="T37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7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76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7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78" style:parent-style-name="Standard" style:family="paragraph">
      <style:text-properties style:font-name="Calibri" fo:color="#000000" fo:font-size="10pt" style:font-size-asian="10pt" style:font-size-complex="10pt"/>
    </style:style>
    <style:style style:name="T37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8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8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8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8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8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85" style:parent-style-name="Standard" style:family="paragraph">
      <style:text-properties style:font-name="Calibri" fo:color="#000000" fo:font-size="10pt" style:font-size-asian="10pt" style:font-size-complex="10pt"/>
    </style:style>
    <style:style style:name="P386" style:parent-style-name="Standard" style:family="paragraph">
      <style:text-properties style:font-name="Calibri" fo:color="#000000" fo:font-size="10pt" style:font-size-asian="10pt" style:font-size-complex="10pt"/>
    </style:style>
    <style:style style:name="T38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8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8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91" style:parent-style-name="Standard" style:family="paragraph">
      <style:text-properties style:font-name="Calibri" fo:color="#000000" fo:font-size="10pt" style:font-size-asian="10pt" style:font-size-complex="10pt"/>
    </style:style>
    <style:style style:name="T39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9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9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395" style:parent-style-name="Standard" style:family="paragraph">
      <style:text-properties style:font-name="Calibri" fo:color="#000000" fo:font-size="10pt" style:font-size-asian="10pt" style:font-size-complex="10pt"/>
    </style:style>
    <style:style style:name="T39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39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398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9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00" style:parent-style-name="Standard" style:family="paragraph">
      <style:text-properties style:font-name="Calibri" fo:color="#000000" fo:font-size="10pt" style:font-size-asian="10pt" style:font-size-complex="10pt"/>
    </style:style>
    <style:style style:name="T40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0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0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04" style:parent-style-name="Standard" style:family="paragraph">
      <style:text-properties style:font-name="Calibri" fo:color="#000000" fo:font-size="10pt" style:font-size-asian="10pt" style:font-size-complex="10pt"/>
    </style:style>
    <style:style style:name="T405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40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07" style:parent-style-name="Standard" style:list-style-name="LFO4" style:family="paragraph">
      <style:text-properties style:font-name="Calibri" fo:color="#000000" fo:font-size="10pt" style:font-size-asian="10pt" style:font-size-complex="10pt"/>
    </style:style>
    <style:style style:name="P408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409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410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4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1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1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1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1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41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19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2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21" style:parent-style-name="Standard" style:family="paragraph">
      <style:text-properties style:font-name="Calibri" fo:color="#000000" fo:font-size="10pt" style:font-size-asian="10pt" style:font-size-complex="10pt"/>
    </style:style>
    <style:style style:name="T42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2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2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2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2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2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2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29" style:parent-style-name="Standard" style:family="paragraph">
      <style:text-properties style:font-name="Calibri" fo:color="#000000" fo:font-size="10pt" style:font-size-asian="10pt" style:font-size-complex="10pt"/>
    </style:style>
    <style:style style:name="P4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3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3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33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3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3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43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3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3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3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Calibri" fo:color="#000000" fo:font-size="10pt" style:font-size-asian="10pt" style:font-size-complex="10pt"/>
    </style:style>
    <style:style style:name="T44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4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43" style:parent-style-name="Standard" style:family="paragraph">
      <style:paragraph-properties fo:text-align="justify"/>
    </style:style>
    <style:style style:name="T44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4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46" style:parent-style-name="Standard" style:family="paragraph">
      <style:paragraph-properties fo:text-align="justify"/>
    </style:style>
    <style:style style:name="T44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4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4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50" style:parent-style-name="Standard" style:family="paragraph">
      <style:text-properties style:font-name="Calibri" fo:color="#00A933" fo:font-size="10pt" style:font-size-asian="10pt" style:font-size-complex="10pt"/>
    </style:style>
    <style:style style:name="T45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52" style:parent-style-name="Standard" style:family="paragraph">
      <style:text-properties style:font-name="Calibri" fo:color="#000000" fo:font-size="10pt" style:font-size-asian="10pt" style:font-size-complex="10pt" fo:background-color="#B4C7DC"/>
    </style:style>
    <style:style style:name="P453" style:parent-style-name="Standard" style:family="paragraph">
      <style:text-properties style:font-name="Calibri" fo:color="#000000" fo:font-size="10pt" style:font-size-asian="10pt" style:font-size-complex="10pt" fo:background-color="#B4C7DC"/>
    </style:style>
    <style:style style:name="P454" style:parent-style-name="Standard" style:family="paragraph">
      <style:text-properties style:font-name="Calibri" fo:color="#000000" fo:font-size="10pt" style:font-size-asian="10pt" style:font-size-complex="10pt" fo:background-color="#B4C7DC"/>
    </style:style>
    <style:style style:name="P455" style:parent-style-name="Standard" style:family="paragraph">
      <style:text-properties style:font-name="Calibri" fo:color="#000000" fo:font-size="10pt" style:font-size-asian="10pt" style:font-size-complex="10pt" fo:background-color="#B4C7DC"/>
    </style:style>
    <style:style style:name="P456" style:parent-style-name="Standard" style:family="paragraph">
      <style:paragraph-properties fo:break-before="page" fo:border="0.0034in solid #000000" fo:padding="0.0833in" style:shadow="none" fo:line-height="150%" fo:background-color="#669966"/>
    </style:style>
    <style:style style:name="T457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D700"/>
    </style:style>
    <style:style style:name="T458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459" style:parent-style-name="Textbody" style:family="paragraph">
      <style:text-properties style:font-name="Calibri" fo:color="#000000" fo:background-color="#DEE6EF"/>
    </style:style>
    <style:style style:name="P46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61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46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63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6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466" style:parent-style-name="Standard" style:family="paragraph">
      <style:text-properties style:font-name="Calibri" fo:color="#000000" fo:font-size="10pt" style:font-size-asian="10pt" style:font-size-complex="10pt"/>
    </style:style>
    <style:style style:name="P467" style:parent-style-name="Standard" style:family="paragraph">
      <style:text-properties style:font-name="Calibri" fo:color="#000000" fo:font-size="10pt" style:font-size-asian="10pt" style:font-size-complex="10pt"/>
    </style:style>
    <style:style style:name="P468" style:parent-style-name="Standard" style:family="paragraph">
      <style:text-properties style:font-name="Calibri" fo:color="#000000" fo:font-size="10pt" style:font-size-asian="10pt" style:font-size-complex="10pt"/>
    </style:style>
    <style:style style:name="P469" style:parent-style-name="Standard" style:family="paragraph">
      <style:text-properties style:font-name="Calibri" fo:color="#000000" fo:font-size="10pt" style:font-size-asian="10pt" style:font-size-complex="10pt"/>
    </style:style>
    <style:style style:name="P470" style:parent-style-name="Standard" style:family="paragraph">
      <style:text-properties style:font-name="Calibri" fo:color="#000000" fo:font-size="10pt" style:font-size-asian="10pt" style:font-size-complex="10pt"/>
    </style:style>
    <style:style style:name="P471" style:parent-style-name="Standard" style:family="paragraph">
      <style:text-properties style:font-name="Calibri" fo:color="#000000" fo:font-size="10pt" style:font-size-asian="10pt" style:font-size-complex="10pt"/>
    </style:style>
    <style:style style:name="P472" style:parent-style-name="Standard" style:family="paragraph">
      <style:text-properties style:font-name="Calibri" fo:color="#000000" fo:font-size="10pt" style:font-size-asian="10pt" style:font-size-complex="10pt"/>
    </style:style>
    <style:style style:name="P473" style:parent-style-name="Standard" style:family="paragraph">
      <style:text-properties style:font-name="Calibri" fo:color="#000000" fo:font-size="10pt" style:font-size-asian="10pt" style:font-size-complex="10pt"/>
    </style:style>
    <style:style style:name="P474" style:parent-style-name="Standard" style:family="paragraph">
      <style:text-properties style:font-name="Calibri" fo:color="#000000" fo:font-size="10pt" style:font-size-asian="10pt" style:font-size-complex="10pt"/>
    </style:style>
    <style:style style:name="P47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76" style:parent-style-name="Fuentedepárrafopredeter." style:family="text">
      <style:text-properties style:font-name="Calibri" fo:font-weight="bold" style:font-weight-asian="bold" style:font-weight-complex="bold" fo:color="#000000" fo:font-size="10pt" style:font-size-asian="10pt" style:font-size-complex="10pt"/>
    </style:style>
    <style:style style:name="T47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78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7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80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8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8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4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8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8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8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48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49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49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49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493" style:parent-style-name="Standard" style:family="paragraph">
      <style:text-properties style:font-name="Calibri" fo:color="#000000" fo:font-size="10pt" style:font-size-asian="10pt" style:font-size-complex="10pt"/>
    </style:style>
    <style:style style:name="P494" style:parent-style-name="Standard" style:family="paragraph">
      <style:text-properties style:font-name="Calibri" fo:color="#000000" fo:font-size="10pt" style:font-size-asian="10pt" style:font-size-complex="10pt"/>
    </style:style>
    <style:style style:name="P495" style:parent-style-name="Standard" style:family="paragraph">
      <style:text-properties style:font-name="Calibri" fo:color="#000000" fo:font-size="10pt" style:font-size-asian="10pt" style:font-size-complex="10pt"/>
    </style:style>
    <style:style style:name="P496" style:parent-style-name="Standard" style:family="paragraph">
      <style:text-properties style:font-name="Calibri" fo:color="#000000" fo:font-size="10pt" style:font-size-asian="10pt" style:font-size-complex="10pt"/>
    </style:style>
    <style:style style:name="P497" style:parent-style-name="Standard" style:family="paragraph">
      <style:text-properties style:font-name="Calibri" fo:color="#000000" fo:font-size="10pt" style:font-size-asian="10pt" style:font-size-complex="10pt"/>
    </style:style>
    <style:style style:name="P498" style:parent-style-name="Standard" style:family="paragraph">
      <style:text-properties style:font-name="Calibri" fo:color="#000000" fo:font-size="10pt" style:font-size-asian="10pt" style:font-size-complex="10pt"/>
    </style:style>
    <style:style style:name="P499" style:parent-style-name="Standard" style:family="paragraph">
      <style:text-properties style:font-name="Calibri" fo:color="#000000" fo:font-size="10pt" style:font-size-asian="10pt" style:font-size-complex="10pt"/>
    </style:style>
    <style:style style:name="P500" style:parent-style-name="Standard" style:family="paragraph">
      <style:text-properties style:font-name="Calibri" fo:color="#000000" fo:font-size="10pt" style:font-size-asian="10pt" style:font-size-complex="10pt"/>
    </style:style>
    <style:style style:name="P501" style:parent-style-name="Standard" style:family="paragraph">
      <style:text-properties style:font-name="Calibri" fo:color="#000000" fo:font-size="10pt" style:font-size-asian="10pt" style:font-size-complex="10pt"/>
    </style:style>
    <style:style style:name="P502" style:parent-style-name="Standard" style:family="paragraph">
      <style:text-properties style:font-name="Calibri" fo:color="#000000" fo:font-size="10pt" style:font-size-asian="10pt" style:font-size-complex="10pt"/>
    </style:style>
    <style:style style:name="P503" style:parent-style-name="Standard" style:family="paragraph">
      <style:text-properties style:font-name="Calibri" fo:color="#000000" fo:font-size="10pt" style:font-size-asian="10pt" style:font-size-complex="10pt"/>
    </style:style>
    <style:style style:name="P504" style:parent-style-name="Standard" style:family="paragraph">
      <style:text-properties style:font-name="Calibri" fo:color="#000000" fo:font-size="10pt" style:font-size-asian="10pt" style:font-size-complex="10pt"/>
    </style:style>
    <style:style style:name="P505" style:parent-style-name="Standard" style:family="paragraph">
      <style:text-properties style:font-name="Calibri" fo:color="#000000" fo:font-size="10pt" style:font-size-asian="10pt" style:font-size-complex="10pt"/>
    </style:style>
    <style:style style:name="P50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07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0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09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1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11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1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1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5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1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16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1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1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1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2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2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22" style:parent-style-name="Standard" style:family="paragraph">
      <style:text-properties style:font-name="Calibri" fo:color="#000000" fo:font-size="10pt" style:font-size-asian="10pt" style:font-size-complex="10pt"/>
    </style:style>
    <style:style style:name="P523" style:parent-style-name="Standard" style:family="paragraph">
      <style:text-properties style:font-name="Calibri" fo:color="#000000" fo:font-size="10pt" style:font-size-asian="10pt" style:font-size-complex="10pt"/>
    </style:style>
    <style:style style:name="P524" style:parent-style-name="Standard" style:family="paragraph">
      <style:text-properties style:font-name="Calibri" fo:color="#000000" fo:font-size="10pt" style:font-size-asian="10pt" style:font-size-complex="10pt"/>
    </style:style>
    <style:style style:name="P525" style:parent-style-name="Standard" style:family="paragraph">
      <style:text-properties style:font-name="Calibri" fo:color="#000000" fo:font-size="10pt" style:font-size-asian="10pt" style:font-size-complex="10pt"/>
    </style:style>
    <style:style style:name="P526" style:parent-style-name="Standard" style:family="paragraph">
      <style:text-properties style:font-name="Calibri" fo:color="#000000" fo:font-size="10pt" style:font-size-asian="10pt" style:font-size-complex="10pt"/>
    </style:style>
    <style:style style:name="P527" style:parent-style-name="Standard" style:family="paragraph">
      <style:text-properties style:font-name="Calibri" fo:color="#000000" fo:font-size="10pt" style:font-size-asian="10pt" style:font-size-complex="10pt"/>
    </style:style>
    <style:style style:name="P528" style:parent-style-name="Standard" style:family="paragraph">
      <style:text-properties style:font-name="Calibri" fo:color="#000000" fo:font-size="10pt" style:font-size-asian="10pt" style:font-size-complex="10pt"/>
    </style:style>
    <style:style style:name="P529" style:parent-style-name="Standard" style:family="paragraph">
      <style:text-properties style:font-name="Calibri" fo:color="#000000" fo:font-size="10pt" style:font-size-asian="10pt" style:font-size-complex="10pt"/>
    </style:style>
    <style:style style:name="P530" style:parent-style-name="Standard" style:family="paragraph">
      <style:text-properties style:font-name="Calibri" fo:color="#000000" fo:font-size="10pt" style:font-size-asian="10pt" style:font-size-complex="10pt"/>
    </style:style>
    <style:style style:name="P531" style:parent-style-name="Standard" style:family="paragraph">
      <style:text-properties style:font-name="Calibri" fo:color="#000000" fo:font-size="10pt" style:font-size-asian="10pt" style:font-size-complex="10pt"/>
    </style:style>
    <style:style style:name="P532" style:parent-style-name="Standard" style:family="paragraph">
      <style:text-properties style:font-name="Calibri" fo:color="#000000" fo:font-size="10pt" style:font-size-asian="10pt" style:font-size-complex="10pt"/>
    </style:style>
    <style:style style:name="P533" style:parent-style-name="Standard" style:family="paragraph">
      <style:text-properties style:font-name="Calibri" fo:color="#000000" fo:font-size="10pt" style:font-size-asian="10pt" style:font-size-complex="10pt"/>
    </style:style>
    <style:style style:name="P53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35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3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37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3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3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540" style:parent-style-name="Standard" style:family="paragraph">
      <style:text-properties style:font-name="Calibri" fo:color="#000000" fo:font-size="10pt" style:font-size-asian="10pt" style:font-size-complex="10pt"/>
    </style:style>
    <style:style style:name="P541" style:parent-style-name="Standard" style:family="paragraph">
      <style:text-properties style:font-name="Calibri" fo:color="#000000" fo:font-size="10pt" style:font-size-asian="10pt" style:font-size-complex="10pt"/>
    </style:style>
    <style:style style:name="P542" style:parent-style-name="Standard" style:family="paragraph">
      <style:text-properties style:font-name="Calibri" fo:color="#000000" fo:font-size="10pt" style:font-size-asian="10pt" style:font-size-complex="10pt"/>
    </style:style>
    <style:style style:name="P543" style:parent-style-name="Standard" style:family="paragraph">
      <style:text-properties style:font-name="Calibri" fo:color="#000000" fo:font-size="10pt" style:font-size-asian="10pt" style:font-size-complex="10pt"/>
    </style:style>
    <style:style style:name="P544" style:parent-style-name="Standard" style:family="paragraph">
      <style:text-properties style:font-name="Calibri" fo:color="#000000" fo:font-size="10pt" style:font-size-asian="10pt" style:font-size-complex="10pt"/>
    </style:style>
    <style:style style:name="P545" style:parent-style-name="Standard" style:family="paragraph">
      <style:text-properties style:font-name="Calibri" fo:color="#000000" fo:font-size="10pt" style:font-size-asian="10pt" style:font-size-complex="10pt"/>
    </style:style>
    <style:style style:name="P546" style:parent-style-name="Standard" style:family="paragraph">
      <style:text-properties style:font-name="Calibri" fo:color="#000000" fo:font-size="10pt" style:font-size-asian="10pt" style:font-size-complex="10pt"/>
    </style:style>
    <style:style style:name="P547" style:parent-style-name="Standard" style:family="paragraph">
      <style:text-properties style:font-name="Calibri" fo:color="#000000" fo:font-size="10pt" style:font-size-asian="10pt" style:font-size-complex="10pt"/>
    </style:style>
    <style:style style:name="P548" style:parent-style-name="Standard" style:family="paragraph">
      <style:text-properties style:font-name="Calibri" fo:color="#000000" fo:font-size="10pt" style:font-size-asian="10pt" style:font-size-complex="10pt"/>
    </style:style>
    <style:style style:name="P54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5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5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52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5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5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5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5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55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5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5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6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6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62" style:parent-style-name="Standard" style:family="paragraph">
      <style:text-properties style:font-name="Calibri" fo:color="#000000" fo:font-size="10pt" style:font-size-asian="10pt" style:font-size-complex="10pt"/>
    </style:style>
    <style:style style:name="P563" style:parent-style-name="Standard" style:family="paragraph">
      <style:text-properties style:font-name="Calibri" fo:color="#000000" fo:font-size="10pt" style:font-size-asian="10pt" style:font-size-complex="10pt"/>
    </style:style>
    <style:style style:name="P564" style:parent-style-name="Standard" style:family="paragraph">
      <style:text-properties style:font-name="Calibri" fo:color="#000000" fo:font-size="10pt" style:font-size-asian="10pt" style:font-size-complex="10pt"/>
    </style:style>
    <style:style style:name="P565" style:parent-style-name="Standard" style:family="paragraph">
      <style:text-properties style:font-name="Calibri" fo:color="#000000" fo:font-size="10pt" style:font-size-asian="10pt" style:font-size-complex="10pt"/>
    </style:style>
    <style:style style:name="P566" style:parent-style-name="Standard" style:family="paragraph">
      <style:text-properties style:font-name="Calibri" fo:color="#000000" fo:font-size="10pt" style:font-size-asian="10pt" style:font-size-complex="10pt"/>
    </style:style>
    <style:style style:name="P567" style:parent-style-name="Standard" style:family="paragraph">
      <style:text-properties style:font-name="Calibri" fo:color="#000000" fo:font-size="10pt" style:font-size-asian="10pt" style:font-size-complex="10pt"/>
    </style:style>
    <style:style style:name="P568" style:parent-style-name="Standard" style:family="paragraph">
      <style:text-properties style:font-name="Calibri" fo:color="#000000" fo:font-size="10pt" style:font-size-asian="10pt" style:font-size-complex="10pt"/>
    </style:style>
    <style:style style:name="P569" style:parent-style-name="Standard" style:family="paragraph">
      <style:text-properties style:font-name="Calibri" fo:color="#000000" fo:font-size="10pt" style:font-size-asian="10pt" style:font-size-complex="10pt"/>
    </style:style>
    <style:style style:name="P570" style:parent-style-name="Standard" style:family="paragraph">
      <style:text-properties style:font-name="Calibri" fo:color="#000000" fo:font-size="10pt" style:font-size-asian="10pt" style:font-size-complex="10pt"/>
    </style:style>
    <style:style style:name="P571" style:parent-style-name="Standard" style:family="paragraph">
      <style:text-properties style:font-name="Calibri" fo:color="#000000" fo:font-size="10pt" style:font-size-asian="10pt" style:font-size-complex="10pt"/>
    </style:style>
    <style:style style:name="P57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7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75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7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7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57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8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8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8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584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58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58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587" style:parent-style-name="Standard" style:family="paragraph">
      <style:text-properties style:font-name="Calibri" fo:color="#000000" fo:font-size="10pt" style:font-size-asian="10pt" style:font-size-complex="10pt"/>
    </style:style>
    <style:style style:name="P588" style:parent-style-name="Standard" style:family="paragraph">
      <style:text-properties style:font-name="Calibri" fo:color="#000000" fo:font-size="10pt" style:font-size-asian="10pt" style:font-size-complex="10pt"/>
    </style:style>
    <style:style style:name="P589" style:parent-style-name="Standard" style:family="paragraph">
      <style:text-properties style:font-name="Calibri" fo:color="#000000" fo:font-size="10pt" style:font-size-asian="10pt" style:font-size-complex="10pt"/>
    </style:style>
    <style:style style:name="P590" style:parent-style-name="Standard" style:family="paragraph">
      <style:text-properties style:font-name="Calibri" fo:color="#000000" fo:font-size="10pt" style:font-size-asian="10pt" style:font-size-complex="10pt"/>
    </style:style>
    <style:style style:name="P591" style:parent-style-name="Standard" style:family="paragraph">
      <style:text-properties style:font-name="Calibri" fo:color="#000000" fo:font-size="10pt" style:font-size-asian="10pt" style:font-size-complex="10pt"/>
    </style:style>
    <style:style style:name="P592" style:parent-style-name="Standard" style:family="paragraph">
      <style:text-properties style:font-name="Calibri" fo:color="#000000" fo:font-size="10pt" style:font-size-asian="10pt" style:font-size-complex="10pt"/>
    </style:style>
    <style:style style:name="P593" style:parent-style-name="Standard" style:family="paragraph">
      <style:text-properties style:font-name="Calibri" fo:color="#000000" fo:font-size="10pt" style:font-size-asian="10pt" style:font-size-complex="10pt"/>
    </style:style>
    <style:style style:name="P594" style:parent-style-name="Standard" style:family="paragraph">
      <style:text-properties style:font-name="Calibri" fo:color="#000000" fo:font-size="10pt" style:font-size-asian="10pt" style:font-size-complex="10pt"/>
    </style:style>
    <style:style style:name="P595" style:parent-style-name="Standard" style:family="paragraph">
      <style:text-properties style:font-name="Calibri" fo:color="#000000" fo:font-size="10pt" style:font-size-asian="10pt" style:font-size-complex="10pt"/>
    </style:style>
    <style:style style:name="P596" style:parent-style-name="Standard" style:family="paragraph">
      <style:text-properties style:font-name="Calibri" fo:color="#000000" fo:font-size="10pt" style:font-size-asian="10pt" style:font-size-complex="10pt"/>
    </style:style>
    <style:style style:name="P597" style:parent-style-name="Standard" style:family="paragraph">
      <style:text-properties style:font-name="Calibri" fo:color="#000000" fo:font-size="10pt" style:font-size-asian="10pt" style:font-size-complex="10pt"/>
    </style:style>
    <style:style style:name="P598" style:parent-style-name="Standard" style:family="paragraph">
      <style:text-properties style:font-name="Calibri" fo:color="#000000" fo:font-size="10pt" style:font-size-asian="10pt" style:font-size-complex="10pt"/>
    </style:style>
    <style:style style:name="P599" style:parent-style-name="Standard" style:family="paragraph">
      <style:text-properties style:font-name="Calibri" fo:color="#000000" fo:font-size="10pt" style:font-size-asian="10pt" style:font-size-complex="10pt"/>
    </style:style>
    <style:style style:name="P600" style:parent-style-name="Standard" style:family="paragraph">
      <style:text-properties style:font-name="Calibri" fo:color="#000000" fo:font-size="10pt" style:font-size-asian="10pt" style:font-size-complex="10pt"/>
    </style:style>
    <style:style style:name="P601" style:parent-style-name="Standard" style:family="paragraph">
      <style:text-properties style:font-name="Calibri" fo:color="#000000" fo:font-size="10pt" style:font-size-asian="10pt" style:font-size-complex="10pt"/>
    </style:style>
    <style:style style:name="P60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3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0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05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06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0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60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10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1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12" style:parent-style-name="Standard" style:family="paragraph">
      <style:text-properties style:font-name="Calibri" fo:color="#000000" fo:font-size="10pt" style:font-size-asian="10pt" style:font-size-complex="10pt"/>
    </style:style>
    <style:style style:name="P613" style:parent-style-name="Standard" style:family="paragraph">
      <style:text-properties style:font-name="Calibri" fo:color="#000000" fo:font-size="10pt" style:font-size-asian="10pt" style:font-size-complex="10pt"/>
    </style:style>
    <style:style style:name="P614" style:parent-style-name="Standard" style:family="paragraph">
      <style:text-properties style:font-name="Calibri" fo:color="#000000" fo:font-size="10pt" style:font-size-asian="10pt" style:font-size-complex="10pt"/>
    </style:style>
    <style:style style:name="P615" style:parent-style-name="Standard" style:family="paragraph">
      <style:text-properties style:font-name="Calibri" fo:color="#000000" fo:font-size="10pt" style:font-size-asian="10pt" style:font-size-complex="10pt"/>
    </style:style>
    <style:style style:name="P616" style:parent-style-name="Standard" style:family="paragraph">
      <style:text-properties style:font-name="Calibri" fo:color="#000000" fo:font-size="10pt" style:font-size-asian="10pt" style:font-size-complex="10pt"/>
    </style:style>
    <style:style style:name="P617" style:parent-style-name="Standard" style:family="paragraph">
      <style:text-properties style:font-name="Calibri" fo:color="#000000" fo:font-size="10pt" style:font-size-asian="10pt" style:font-size-complex="10pt"/>
    </style:style>
    <style:style style:name="P618" style:parent-style-name="Standard" style:family="paragraph">
      <style:text-properties style:font-name="Calibri" fo:color="#000000" fo:font-size="10pt" style:font-size-asian="10pt" style:font-size-complex="10pt"/>
    </style:style>
    <style:style style:name="P619" style:parent-style-name="Standard" style:family="paragraph">
      <style:text-properties style:font-name="Calibri" fo:color="#000000" fo:font-size="10pt" style:font-size-asian="10pt" style:font-size-complex="10pt"/>
    </style:style>
    <style:style style:name="P620" style:parent-style-name="Standard" style:family="paragraph">
      <style:text-properties style:font-name="Calibri" fo:color="#000000" fo:font-size="10pt" style:font-size-asian="10pt" style:font-size-complex="10pt"/>
    </style:style>
    <style:style style:name="P62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22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2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24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2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62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28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29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30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31" style:parent-style-name="Standard" style:family="paragraph">
      <style:text-properties style:font-name="Calibri" fo:color="#000000" fo:font-size="10pt" style:font-size-asian="10pt" style:font-size-complex="10pt"/>
    </style:style>
    <style:style style:name="P632" style:parent-style-name="Standard" style:family="paragraph">
      <style:text-properties style:font-name="Calibri" fo:color="#000000" fo:font-size="10pt" style:font-size-asian="10pt" style:font-size-complex="10pt"/>
    </style:style>
    <style:style style:name="P633" style:parent-style-name="Standard" style:family="paragraph">
      <style:text-properties style:font-name="Calibri" fo:color="#000000" fo:font-size="10pt" style:font-size-asian="10pt" style:font-size-complex="10pt"/>
    </style:style>
    <style:style style:name="P634" style:parent-style-name="Standard" style:family="paragraph">
      <style:text-properties style:font-name="Calibri" fo:color="#000000" fo:font-size="10pt" style:font-size-asian="10pt" style:font-size-complex="10pt"/>
    </style:style>
    <style:style style:name="P635" style:parent-style-name="Standard" style:family="paragraph">
      <style:text-properties style:font-name="Calibri" fo:color="#000000" fo:font-size="10pt" style:font-size-asian="10pt" style:font-size-complex="10pt"/>
    </style:style>
    <style:style style:name="P636" style:parent-style-name="Standard" style:family="paragraph">
      <style:text-properties style:font-name="Calibri" fo:color="#000000" fo:font-size="10pt" style:font-size-asian="10pt" style:font-size-complex="10pt"/>
    </style:style>
    <style:style style:name="P637" style:parent-style-name="Standard" style:family="paragraph">
      <style:text-properties style:font-name="Calibri" fo:color="#000000" fo:font-size="10pt" style:font-size-asian="10pt" style:font-size-complex="10pt"/>
    </style:style>
    <style:style style:name="P638" style:parent-style-name="Standard" style:family="paragraph">
      <style:text-properties style:font-name="Calibri" fo:color="#000000" fo:font-size="10pt" style:font-size-asian="10pt" style:font-size-complex="10pt"/>
    </style:style>
    <style:style style:name="P639" style:parent-style-name="Standard" style:family="paragraph">
      <style:text-properties style:font-name="Calibri" fo:color="#000000" fo:font-size="10pt" style:font-size-asian="10pt" style:font-size-complex="10pt"/>
    </style:style>
    <style:style style:name="P64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41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42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43" style:parent-style-name="Fuentedepárrafopredeter." style:family="text">
      <style:text-properties style:font-name="Calibri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44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4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color="#000000" fo:font-size="10pt" style:font-size-asian="10pt" style:font-size-complex="10pt"/>
    </style:style>
    <style:style style:name="P64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4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48" style:parent-style-name="Fuentedepárrafopredeter." style:family="text">
      <style:text-properties style:font-name="Calibri" fo:font-weight="bold" style:font-weight-asian="bold" fo:color="#000000" fo:font-size="10pt" style:font-size-asian="10pt" style:font-size-complex="10pt"/>
    </style:style>
    <style:style style:name="T64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50" style:parent-style-name="Standard" style:family="paragraph">
      <style:text-properties style:font-name="Calibri" fo:color="#000000" fo:font-size="10pt" style:font-size-asian="10pt" style:font-size-complex="10pt"/>
    </style:style>
    <style:style style:name="P651" style:parent-style-name="Standard" style:family="paragraph">
      <style:text-properties style:font-name="Calibri" fo:color="#000000" fo:font-size="10pt" style:font-size-asian="10pt" style:font-size-complex="10pt"/>
    </style:style>
    <style:style style:name="P652" style:parent-style-name="Standard" style:family="paragraph">
      <style:text-properties style:font-name="Calibri" fo:color="#000000" fo:font-size="10pt" style:font-size-asian="10pt" style:font-size-complex="10pt"/>
    </style:style>
    <style:style style:name="P653" style:parent-style-name="Standard" style:family="paragraph">
      <style:text-properties style:font-name="Calibri" fo:color="#000000" fo:font-size="10pt" style:font-size-asian="10pt" style:font-size-complex="10pt"/>
    </style:style>
    <style:style style:name="P654" style:parent-style-name="Standard" style:family="paragraph">
      <style:text-properties style:font-name="Calibri" fo:color="#000000" fo:font-size="10pt" style:font-size-asian="10pt" style:font-size-complex="10pt"/>
    </style:style>
    <style:style style:name="P655" style:parent-style-name="Standard" style:family="paragraph">
      <style:text-properties style:font-name="Calibri" fo:color="#000000" fo:font-size="10pt" style:font-size-asian="10pt" style:font-size-complex="10pt"/>
    </style:style>
    <style:style style:name="P656" style:parent-style-name="Standard" style:family="paragraph">
      <style:text-properties style:font-name="Calibri" fo:color="#000000" fo:font-size="10pt" style:font-size-asian="10pt" style:font-size-complex="10pt"/>
    </style:style>
    <style:style style:name="P657" style:parent-style-name="Standard" style:family="paragraph">
      <style:text-properties style:font-name="Calibri" fo:color="#000000" fo:font-size="10pt" style:font-size-asian="10pt" style:font-size-complex="10pt"/>
    </style:style>
    <style:style style:name="P658" style:parent-style-name="Standard" style:family="paragraph">
      <style:text-properties style:font-name="Calibri" fo:color="#000000" fo:font-size="10pt" style:font-size-asian="10pt" style:font-size-complex="10pt"/>
    </style:style>
    <style:style style:name="P659" style:parent-style-name="Standard" style:family="paragraph">
      <style:text-properties style:font-name="Calibri" fo:color="#000000" fo:font-size="10pt" style:font-size-asian="10pt" style:font-size-complex="10pt"/>
    </style:style>
    <style:style style:name="T660" style:parent-style-name="Fuentedepárrafopredeter." style:family="text">
      <style:text-properties style:font-name="Calibri" fo:font-weight="bold" style:font-weight-asian="bold" style:font-weight-complex="bold" fo:color="#C9211E" fo:font-size="10pt" style:font-size-asian="10pt" style:font-size-complex="10pt"/>
    </style:style>
    <style:style style:name="T66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62" style:parent-style-name="Standard" style:list-style-name="LFO5" style:family="paragraph">
      <style:paragraph-properties fo:border="0.0069in solid #000000" fo:padding-top="0.0138in" fo:padding-left="0.0555in" fo:padding-bottom="0.0138in" fo:padding-right="0.0555in" style:shadow="none"/>
    </style:style>
    <style:style style:name="T66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64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6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66" style:parent-style-name="Standard" style:list-style-name="LFO5" style:family="paragraph">
      <style:paragraph-properties fo:border="0.0069in solid #000000" fo:padding-top="0.0138in" fo:padding-left="0.0555in" fo:padding-bottom="0.0138in" fo:padding-right="0.0555in" style:shadow="none"/>
    </style:style>
    <style:style style:name="T66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68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6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70" style:parent-style-name="Standard" style:list-style-name="LFO5" style:family="paragraph">
      <style:paragraph-properties fo:border="0.0069in solid #000000" fo:padding-top="0.0138in" fo:padding-left="0.0555in" fo:padding-bottom="0.0138in" fo:padding-right="0.0555in" style:shadow="none"/>
    </style:style>
    <style:style style:name="T671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72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73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74" style:parent-style-name="Standard" style:list-style-name="LFO5" style:family="paragraph">
      <style:paragraph-properties fo:border="0.0069in solid #000000" fo:padding-top="0.0138in" fo:padding-left="0.0555in" fo:padding-bottom="0.0138in" fo:padding-right="0.0555in" style:shadow="none"/>
    </style:style>
    <style:style style:name="T675" style:parent-style-name="Fuentedepárrafopredeter." style:family="text">
      <style:text-properties style:font-name="Calibri" fo:color="#000000" fo:font-size="10pt" style:font-size-asian="10pt" style:font-size-complex="10pt"/>
    </style:style>
    <style:style style:name="T676" style:parent-style-name="Fuentedepárrafopredeter.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77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678" style:parent-style-name="Standard" style:family="paragraph">
      <style:text-properties style:font-name="Calibri" fo:color="#000000" fo:font-size="10pt" style:font-size-asian="10pt" style:font-size-complex="10pt"/>
    </style:style>
    <style:style style:name="P679" style:parent-style-name="Standard" style:family="paragraph">
      <style:text-properties style:font-name="Calibri" fo:color="#000000" fo:font-size="10pt" style:font-size-asian="10pt" style:font-size-complex="10pt"/>
    </style:style>
    <style:style style:name="P680" style:parent-style-name="Standard" style:family="paragraph">
      <style:text-properties style:font-name="Calibri" fo:color="#000000" fo:font-size="10pt" style:font-size-asian="10pt" style:font-size-complex="10pt"/>
    </style:style>
    <style:style style:name="P681" style:parent-style-name="Standard" style:family="paragraph">
      <style:text-properties style:font-name="Calibri" fo:color="#000000" fo:font-size="10pt" style:font-size-asian="10pt" style:font-size-complex="10pt"/>
    </style:style>
    <style:style style:name="P682" style:parent-style-name="Standard" style:family="paragraph">
      <style:text-properties style:font-name="Calibri" fo:color="#000000" fo:font-size="10pt" style:font-size-asian="10pt" style:font-size-complex="10pt"/>
    </style:style>
    <style:style style:name="P683" style:parent-style-name="Standard" style:family="paragraph">
      <style:text-properties style:font-name="Calibri" fo:color="#000000" fo:font-size="10pt" style:font-size-asian="10pt" style:font-size-complex="10pt"/>
    </style:style>
    <style:style style:name="P684" style:parent-style-name="Standard" style:family="paragraph">
      <style:text-properties style:font-name="Calibri" fo:color="#000000" fo:font-size="10pt" style:font-size-asian="10pt" style:font-size-complex="10pt"/>
    </style:style>
    <style:style style:name="P685" style:parent-style-name="Standard" style:family="paragraph">
      <style:text-properties style:font-name="Calibri" fo:color="#000000" fo:font-size="10pt" style:font-size-asian="10pt" style:font-size-complex="10pt"/>
    </style:style>
    <style:style style:name="P686" style:parent-style-name="Standard" style:family="paragraph">
      <style:text-properties style:font-name="Calibri" fo:color="#000000" fo:font-size="10pt" style:font-size-asian="10pt" style:font-size-complex="10pt"/>
    </style:style>
    <style:style style:name="P687" style:parent-style-name="Standard" style:family="paragraph">
      <style:text-properties style:font-name="Calibri" fo:color="#000000" fo:font-size="10pt" style:font-size-asian="10pt" style:font-size-complex="10pt"/>
    </style:style>
    <style:style style:name="P688" style:parent-style-name="Standard" style:family="paragraph">
      <style:text-properties style:font-name="Calibri" fo:color="#000000" fo:font-size="10pt" style:font-size-asian="10pt" style:font-size-complex="10pt"/>
    </style:style>
    <style:style style:name="P689" style:parent-style-name="Standard" style:family="paragraph">
      <style:text-properties style:font-name="Calibri" fo:color="#000000" fo:font-size="10pt" style:font-size-asian="10pt" style:font-size-complex="10pt"/>
    </style:style>
    <style:style style:name="P690" style:parent-style-name="Standard" style:family="paragraph">
      <style:text-properties style:font-name="Calibri" fo:color="#000000" fo:font-size="10pt" style:font-size-asian="10pt" style:font-size-complex="10pt"/>
    </style:style>
    <style:style style:name="P691" style:parent-style-name="Standard" style:family="paragraph">
      <style:text-properties style:font-name="Calibri" fo:color="#000000" fo:font-size="10pt" style:font-size-asian="10pt" style:font-size-complex="10pt"/>
    </style:style>
    <style:style style:name="P692" style:parent-style-name="Standard" style:family="paragraph">
      <style:text-properties style:font-name="Calibri" fo:color="#000000" fo:font-size="10pt" style:font-size-asian="10pt" style:font-size-complex="10pt"/>
    </style:style>
    <style:style style:name="P693" style:parent-style-name="Standard" style:family="paragraph">
      <style:text-properties style:font-name="Calibri" fo:color="#000000" fo:font-size="10pt" style:font-size-asian="10pt" style:font-size-complex="10pt"/>
    </style:style>
    <style:style style:name="P694" style:parent-style-name="Standard" style:family="paragraph">
      <style:text-properties style:font-name="Calibri" fo:color="#000000" fo:font-size="10pt" style:font-size-asian="10pt" style:font-size-complex="10pt"/>
    </style:style>
    <style:style style:name="P695" style:parent-style-name="Standard" style:family="paragraph">
      <style:text-properties style:font-name="Calibri" fo:color="#000000" fo:font-size="10pt" style:font-size-asian="10pt" style:font-size-complex="10pt"/>
    </style:style>
    <style:style style:name="P696" style:parent-style-name="Standard" style:family="paragraph">
      <style:text-properties style:font-name="Calibri" fo:color="#000000" fo:font-size="10pt" style:font-size-asian="10pt" style:font-size-complex="10pt"/>
    </style:style>
    <style:style style:name="P697" style:parent-style-name="Standard" style:family="paragraph">
      <style:text-properties style:font-name="Calibri" fo:color="#000000" fo:font-size="10pt" style:font-size-asian="10pt" style:font-size-complex="10pt"/>
    </style:style>
    <style:style style:name="P698" style:parent-style-name="Standard" style:family="paragraph">
      <style:text-properties style:font-name="Calibri" fo:color="#000000" fo:font-size="10pt" style:font-size-asian="10pt" style:font-size-complex="10pt"/>
    </style:style>
    <style:style style:name="P699" style:parent-style-name="Standard" style:family="paragraph">
      <style:text-properties style:font-name="Calibri" fo:color="#000000" fo:font-size="10pt" style:font-size-asian="10pt" style:font-size-complex="10pt"/>
    </style:style>
    <style:style style:name="P700" style:parent-style-name="Standard" style:family="paragraph">
      <style:paragraph-properties fo:break-before="page" fo:border="0.0034in solid #000000" fo:padding="0.0833in" style:shadow="none" fo:line-height="150%" fo:background-color="#669966"/>
    </style:style>
    <style:style style:name="T701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D700"/>
    </style:style>
    <style:style style:name="T702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703" style:parent-style-name="Standard" style:family="paragraph">
      <style:text-properties style:font-name="Calibri" fo:color="#000000" style:font-size-complex="10pt" fo:background-color="#DEE6EF"/>
    </style:style>
    <style:style style:name="P704" style:parent-style-name="Standard" style:family="paragraph">
      <style:text-properties style:font-name="Calibri" fo:color="#000000" style:font-size-complex="10pt" fo:background-color="#DEE6EF"/>
    </style:style>
    <style:style style:name="P705" style:parent-style-name="Standard" style:family="paragraph">
      <style:text-properties style:font-name="Calibri" fo:color="#000000" style:font-size-complex="10pt" fo:background-color="#DEE6EF"/>
    </style:style>
    <style:style style:name="P706" style:parent-style-name="Standard" style:family="paragraph">
      <style:text-properties style:font-name="Calibri" fo:color="#000000" fo:font-size="10pt" style:font-size-asian="10pt" style:font-size-complex="10pt"/>
    </style:style>
    <style:style style:name="P707" style:parent-style-name="Standard" style:family="paragraph">
      <style:text-properties style:font-name="Calibri" fo:color="#000000" fo:font-size="10pt" style:font-size-asian="10pt" style:font-size-complex="10pt"/>
    </style:style>
    <style:style style:name="P708" style:parent-style-name="Standard" style:family="paragraph">
      <style:text-properties style:font-name="Calibri" fo:color="#000000" fo:font-size="10pt" style:font-size-asian="10pt" style:font-size-complex="10pt"/>
    </style:style>
    <style:style style:name="P709" style:parent-style-name="Standard" style:family="paragraph">
      <style:text-properties style:font-name="Calibri" fo:color="#000000" fo:font-size="10pt" style:font-size-asian="10pt" style:font-size-complex="10pt"/>
    </style:style>
    <style:style style:name="P710" style:parent-style-name="Standard" style:family="paragraph">
      <style:text-properties style:font-name="Calibri" fo:color="#000000" fo:font-size="10pt" style:font-size-asian="10pt" style:font-size-complex="10pt"/>
    </style:style>
    <style:style style:name="P711" style:parent-style-name="Standard" style:family="paragraph">
      <style:text-properties style:font-name="Calibri" fo:color="#000000" fo:font-size="10pt" style:font-size-asian="10pt" style:font-size-complex="10pt"/>
    </style:style>
    <style:style style:name="P712" style:parent-style-name="Standard" style:family="paragraph">
      <style:text-properties style:font-name="Calibri" fo:color="#000000" style:font-size-complex="10pt" fo:background-color="#DEE6EF"/>
    </style:style>
    <style:style style:name="P713" style:parent-style-name="Standard" style:family="paragraph">
      <style:text-properties style:font-name="Calibri" fo:color="#000000" fo:font-size="10pt" style:font-size-asian="10pt" style:font-size-complex="10pt"/>
    </style:style>
    <style:style style:name="P714" style:parent-style-name="Standard" style:family="paragraph">
      <style:text-properties style:font-name="Calibri" fo:color="#000000" fo:font-size="10pt" style:font-size-asian="10pt" style:font-size-complex="10pt"/>
    </style:style>
    <style:style style:name="P715" style:parent-style-name="Standard" style:family="paragraph">
      <style:text-properties style:font-name="Calibri" fo:color="#000000" fo:font-size="10pt" style:font-size-asian="10pt" style:font-size-complex="10pt"/>
    </style:style>
    <style:style style:name="P716" style:parent-style-name="Standard" style:family="paragraph">
      <style:text-properties style:font-name="Calibri" fo:color="#000000" fo:font-size="10pt" style:font-size-asian="10pt" style:font-size-complex="10pt"/>
    </style:style>
    <style:style style:name="P717" style:parent-style-name="Standard" style:family="paragraph">
      <style:text-properties style:font-name="Calibri" fo:color="#000000" fo:font-size="10pt" style:font-size-asian="10pt" style:font-size-complex="10pt"/>
    </style:style>
    <style:style style:name="P718" style:parent-style-name="Standard" style:family="paragraph">
      <style:text-properties style:font-name="Calibri" fo:color="#000000" style:font-size-complex="10pt" fo:background-color="#DEE6EF"/>
    </style:style>
    <style:style style:name="P719" style:parent-style-name="Standard" style:family="paragraph">
      <style:text-properties style:font-name="Calibri" fo:color="#000000" style:font-size-complex="10pt" fo:background-color="#DEE6EF"/>
    </style:style>
    <style:style style:name="P720" style:parent-style-name="Standard" style:family="paragraph">
      <style:text-properties style:font-name="Calibri" fo:color="#000000" fo:font-size="10pt" style:font-size-asian="10pt" style:font-size-complex="10pt"/>
    </style:style>
    <style:style style:name="P721" style:parent-style-name="Standard" style:family="paragraph">
      <style:text-properties style:font-name="Calibri" fo:color="#000000" fo:font-size="10pt" style:font-size-asian="10pt" style:font-size-complex="10pt"/>
    </style:style>
    <style:style style:name="P722" style:parent-style-name="Standard" style:family="paragraph">
      <style:text-properties style:font-name="Calibri" fo:color="#000000" fo:font-size="10pt" style:font-size-asian="10pt" style:font-size-complex="10pt"/>
    </style:style>
    <style:style style:name="P723" style:parent-style-name="Standard" style:family="paragraph">
      <style:text-properties style:font-name="Calibri" fo:color="#000000" fo:font-size="10pt" style:font-size-asian="10pt" style:font-size-complex="10pt"/>
    </style:style>
    <style:style style:name="P724" style:parent-style-name="Standard" style:family="paragraph">
      <style:text-properties style:font-name="Calibri" fo:color="#000000" fo:font-size="10pt" style:font-size-asian="10pt" style:font-size-complex="10pt"/>
    </style:style>
    <style:style style:name="P725" style:parent-style-name="Standard" style:family="paragraph">
      <style:text-properties style:font-name="Calibri" fo:color="#000000" fo:font-size="10pt" style:font-size-asian="10pt" style:font-size-complex="10pt"/>
    </style:style>
    <style:style style:name="P726" style:parent-style-name="Standard" style:family="paragraph">
      <style:text-properties style:font-name="Calibri" fo:color="#000000" fo:font-size="10pt" style:font-size-asian="10pt" style:font-size-complex="10pt"/>
    </style:style>
    <style:style style:name="P727" style:parent-style-name="Standard" style:family="paragraph">
      <style:text-properties style:font-name="Calibri" fo:color="#000000" fo:font-size="10pt" style:font-size-asian="10pt" style:font-size-complex="10pt"/>
    </style:style>
    <style:style style:name="P728" style:parent-style-name="Standard" style:family="paragraph">
      <style:text-properties style:font-name="Calibri" fo:color="#000000" fo:font-size="10pt" style:font-size-asian="10pt" style:font-size-complex="10pt"/>
    </style:style>
    <style:style style:name="P729" style:parent-style-name="Standard" style:family="paragraph">
      <style:text-properties style:font-name="Calibri" fo:color="#000000" fo:font-size="10pt" style:font-size-asian="10pt" style:font-size-complex="10pt"/>
    </style:style>
    <style:style style:name="P730" style:parent-style-name="Standard" style:family="paragraph">
      <style:text-properties style:font-name="Calibri" fo:color="#000000" fo:font-size="10pt" style:font-size-asian="10pt" style:font-size-complex="10pt"/>
    </style:style>
    <style:style style:name="P731" style:parent-style-name="Standard" style:family="paragraph">
      <style:text-properties style:font-name="Calibri" fo:color="#000000" fo:font-size="10pt" style:font-size-asian="10pt" style:font-size-complex="10pt"/>
    </style:style>
    <style:style style:name="P732" style:parent-style-name="Standard" style:family="paragraph">
      <style:text-properties style:font-name="Calibri" fo:color="#000000" fo:font-size="10pt" style:font-size-asian="10pt" style:font-size-complex="10pt"/>
    </style:style>
    <style:style style:name="P733" style:parent-style-name="Standard" style:family="paragraph">
      <style:text-properties style:font-name="Calibri" fo:color="#000000" style:font-size-complex="10pt" fo:background-color="#DEE6EF"/>
    </style:style>
    <style:style style:name="P734" style:parent-style-name="Standard" style:family="paragraph">
      <style:text-properties style:font-name="Calibri" fo:color="#000000" style:font-size-complex="10pt" fo:background-color="#DEE6EF"/>
    </style:style>
    <style:style style:name="P735" style:parent-style-name="Standard" style:family="paragraph">
      <style:text-properties style:font-name="Calibri" fo:color="#000000" style:font-size-complex="10pt" fo:background-color="#DEE6EF"/>
    </style:style>
    <style:style style:name="P736" style:parent-style-name="Standard" style:family="paragraph">
      <style:text-properties style:font-name="Calibri" fo:color="#000000" fo:font-size="10pt" style:font-size-asian="10pt" style:font-size-complex="10pt"/>
    </style:style>
    <style:style style:name="P737" style:parent-style-name="Standard" style:family="paragraph">
      <style:text-properties style:font-name="Calibri" fo:color="#000000" fo:font-size="10pt" style:font-size-asian="10pt" style:font-size-complex="10pt"/>
    </style:style>
    <style:style style:name="P738" style:parent-style-name="Standard" style:family="paragraph">
      <style:text-properties style:font-name="Calibri" fo:color="#000000" fo:font-size="10pt" style:font-size-asian="10pt" style:font-size-complex="10pt"/>
    </style:style>
    <style:style style:name="P739" style:parent-style-name="Standard" style:family="paragraph">
      <style:text-properties style:font-name="Calibri" fo:color="#000000" fo:font-size="10pt" style:font-size-asian="10pt" style:font-size-complex="10pt"/>
    </style:style>
    <style:style style:name="P740" style:parent-style-name="Standard" style:family="paragraph">
      <style:text-properties style:font-name="Calibri" fo:color="#000000" fo:font-size="10pt" style:font-size-asian="10pt" style:font-size-complex="10pt"/>
    </style:style>
    <style:style style:name="P741" style:parent-style-name="Standard" style:family="paragraph">
      <style:text-properties style:font-name="Calibri" fo:color="#000000" fo:font-size="10pt" style:font-size-asian="10pt" style:font-size-complex="10pt"/>
    </style:style>
    <style:style style:name="P742" style:parent-style-name="Standard" style:family="paragraph">
      <style:text-properties style:font-name="Calibri" fo:color="#000000" fo:font-size="10pt" style:font-size-asian="10pt" style:font-size-complex="10pt"/>
    </style:style>
    <style:style style:name="P743" style:parent-style-name="Standard" style:family="paragraph">
      <style:paragraph-properties fo:break-before="page" fo:border="0.0034in solid #000000" fo:padding="0.0833in" style:shadow="none" fo:line-height="150%" fo:background-color="#669966"/>
    </style:style>
    <style:style style:name="T744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D700"/>
    </style:style>
    <style:style style:name="T745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T746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747" style:parent-style-name="Standard" style:family="paragraph">
      <style:text-properties style:font-name="Calibri" fo:color="#000000" style:font-size-complex="10pt" fo:background-color="#DEE6EF"/>
    </style:style>
    <style:style style:name="P748" style:parent-style-name="Standard" style:family="paragraph">
      <style:text-properties style:font-name="Calibri" style:font-size-complex="10pt"/>
    </style:style>
    <style:style style:name="T749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750" style:parent-style-name="Fuentedepárrafopredeter." style:family="text">
      <style:text-properties style:font-name="Calibri" fo:color="#000000" style:font-size-complex="10pt" fo:background-color="#DEE6EF"/>
    </style:style>
    <style:style style:name="P751" style:parent-style-name="Standard" style:family="paragraph">
      <style:text-properties style:font-name="Calibri" fo:color="#000000" fo:font-size="10pt" style:font-size-asian="10pt" style:font-size-complex="10pt"/>
    </style:style>
    <style:style style:name="P752" style:parent-style-name="Standard" style:family="paragraph">
      <style:text-properties style:font-name="Calibri" fo:color="#000000" fo:font-size="10pt" style:font-size-asian="10pt" style:font-size-complex="10pt"/>
    </style:style>
    <style:style style:name="P753" style:parent-style-name="Standard" style:family="paragraph">
      <style:text-properties style:font-name="Calibri" fo:color="#000000" fo:font-size="10pt" style:font-size-asian="10pt" style:font-size-complex="10pt"/>
    </style:style>
    <style:style style:name="P754" style:parent-style-name="Standard" style:family="paragraph">
      <style:text-properties style:font-name="Calibri" fo:color="#000000" fo:font-size="10pt" style:font-size-asian="10pt" style:font-size-complex="10pt"/>
    </style:style>
    <style:style style:name="P755" style:parent-style-name="Standard" style:family="paragraph">
      <style:text-properties style:font-name="Calibri" fo:color="#000000" fo:font-size="10pt" style:font-size-asian="10pt" style:font-size-complex="10pt"/>
    </style:style>
    <style:style style:name="P756" style:parent-style-name="Standard" style:family="paragraph">
      <style:text-properties style:font-name="Calibri" fo:color="#000000" fo:font-size="10pt" style:font-size-asian="10pt" style:font-size-complex="10pt"/>
    </style:style>
    <style:style style:name="P757" style:parent-style-name="Standard" style:family="paragraph">
      <style:text-properties style:font-name="Calibri" fo:color="#000000" fo:font-size="10pt" style:font-size-asian="10pt" style:font-size-complex="10pt"/>
    </style:style>
    <style:style style:name="T758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759" style:parent-style-name="Fuentedepárrafopredeter." style:family="text">
      <style:text-properties style:font-name="Calibri" fo:color="#000000" style:font-size-complex="10pt" fo:background-color="#DEE6EF"/>
    </style:style>
    <style:style style:name="T760" style:parent-style-name="Fuentedepárrafopredeter." style:family="text">
      <style:text-properties style:font-name="Calibri" fo:color="#000000" style:font-size-complex="10pt" fo:background-color="#DEE6EF"/>
    </style:style>
    <style:style style:name="P761" style:parent-style-name="Standard" style:family="paragraph">
      <style:text-properties style:font-name="Calibri" fo:color="#000000" fo:font-size="10pt" style:font-size-asian="10pt" style:font-size-complex="10pt"/>
    </style:style>
    <style:style style:name="P762" style:parent-style-name="Standard" style:family="paragraph">
      <style:text-properties style:font-name="Calibri" fo:color="#000000" fo:font-size="10pt" style:font-size-asian="10pt" style:font-size-complex="10pt"/>
    </style:style>
    <style:style style:name="P763" style:parent-style-name="Standard" style:family="paragraph">
      <style:text-properties style:font-name="Calibri" fo:color="#000000" fo:font-size="10pt" style:font-size-asian="10pt" style:font-size-complex="10pt"/>
    </style:style>
    <style:style style:name="P764" style:parent-style-name="Standard" style:family="paragraph">
      <style:text-properties style:font-name="Calibri" fo:color="#000000" fo:font-size="10pt" style:font-size-asian="10pt" style:font-size-complex="10pt"/>
    </style:style>
    <style:style style:name="P765" style:parent-style-name="Standard" style:family="paragraph">
      <style:text-properties style:font-name="Calibri" fo:color="#000000" fo:font-size="10pt" style:font-size-asian="10pt" style:font-size-complex="10pt"/>
    </style:style>
    <style:style style:name="P766" style:parent-style-name="Standard" style:family="paragraph">
      <style:text-properties style:font-name="Calibri" fo:color="#000000" fo:font-size="10pt" style:font-size-asian="10pt" style:font-size-complex="10pt"/>
    </style:style>
    <style:style style:name="T767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768" style:parent-style-name="Fuentedepárrafopredeter." style:family="text">
      <style:text-properties style:font-name="Calibri" fo:color="#000000" style:font-size-complex="10pt" fo:background-color="#DEE6EF"/>
    </style:style>
    <style:style style:name="T769" style:parent-style-name="Fuentedepárrafopredeter." style:family="text">
      <style:text-properties style:font-name="Calibri" fo:color="#000000" style:font-size-complex="10pt" fo:background-color="#DEE6EF"/>
    </style:style>
    <style:style style:name="P770" style:parent-style-name="Standard" style:family="paragraph">
      <style:text-properties style:font-name="Calibri" fo:color="#000000" style:font-size-complex="10pt" fo:background-color="#DEE6EF"/>
    </style:style>
    <style:style style:name="P771" style:parent-style-name="Standard" style:family="paragraph">
      <style:text-properties style:font-name="Calibri" fo:color="#000000" fo:font-size="10pt" style:font-size-asian="10pt" style:font-size-complex="10pt"/>
    </style:style>
    <style:style style:name="P772" style:parent-style-name="Standard" style:family="paragraph">
      <style:text-properties style:font-name="Calibri" fo:color="#000000" fo:font-size="10pt" style:font-size-asian="10pt" style:font-size-complex="10pt"/>
    </style:style>
    <style:style style:name="P773" style:parent-style-name="Standard" style:family="paragraph">
      <style:text-properties style:font-name="Calibri" fo:color="#000000" fo:font-size="10pt" style:font-size-asian="10pt" style:font-size-complex="10pt"/>
    </style:style>
    <style:style style:name="P774" style:parent-style-name="Standard" style:family="paragraph">
      <style:text-properties style:font-name="Calibri" fo:color="#000000" fo:font-size="10pt" style:font-size-asian="10pt" style:font-size-complex="10pt"/>
    </style:style>
    <style:style style:name="P775" style:parent-style-name="Standard" style:family="paragraph">
      <style:text-properties style:font-name="Calibri" fo:color="#000000" fo:font-size="10pt" style:font-size-asian="10pt" style:font-size-complex="10pt"/>
    </style:style>
    <style:style style:name="P776" style:parent-style-name="Standard" style:family="paragraph">
      <style:text-properties style:font-name="Calibri" fo:color="#000000" fo:font-size="10pt" style:font-size-asian="10pt" style:font-size-complex="10pt"/>
    </style:style>
    <style:style style:name="P777" style:parent-style-name="Standard" style:family="paragraph">
      <style:text-properties style:font-name="Calibri" fo:color="#000000" fo:font-size="10pt" style:font-size-asian="10pt" style:font-size-complex="10pt"/>
    </style:style>
    <style:style style:name="P778" style:parent-style-name="Standard" style:family="paragraph">
      <style:text-properties style:font-name="Calibri" fo:color="#000000" fo:font-size="10pt" style:font-size-asian="10pt" style:font-size-complex="10pt"/>
    </style:style>
    <style:style style:name="P779" style:parent-style-name="Normal" style:family="paragraph">
      <style:paragraph-properties style:text-autospace="none" style:vertical-align="auto"/>
      <style:text-properties fo:hyphenate="true"/>
    </style:style>
    <style:style style:name="T780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781" style:parent-style-name="Fuentedepárrafopredeter." style:family="text">
      <style:text-properties style:font-name="Calibri" fo:color="#000000" style:font-size-complex="10pt" fo:background-color="#DEE6EF"/>
    </style:style>
    <style:style style:name="P782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783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784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785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786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87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88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89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0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1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2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3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4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5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6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7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8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799" style:parent-style-name="Normal" style:family="paragraph">
      <style:paragraph-properties style:text-autospace="none" style:vertical-align="auto"/>
      <style:text-properties fo:hyphenate="true"/>
    </style:style>
    <style:style style:name="T800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801" style:parent-style-name="Fuentedepárrafopredeter." style:family="text">
      <style:text-properties style:font-name="Calibri" fo:color="#000000" style:font-size-complex="10pt" fo:background-color="#DEE6EF"/>
    </style:style>
    <style:style style:name="P802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803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4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5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6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7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8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09" style:parent-style-name="Normal" style:family="paragraph">
      <style:paragraph-properties style:text-autospace="none" style:vertical-align="auto"/>
      <style:text-properties fo:hyphenate="true"/>
    </style:style>
    <style:style style:name="T810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811" style:parent-style-name="Fuentedepárrafopredeter." style:family="text">
      <style:text-properties style:font-name="Calibri" fo:color="#000000" style:font-size-complex="10pt" fo:background-color="#DEE6EF"/>
    </style:style>
    <style:style style:name="P812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813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814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15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16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17" style:parent-style-name="Normal" style:family="paragraph">
      <style:paragraph-properties style:text-autospace="none" style:vertical-align="auto"/>
      <style:text-properties style:font-name="Calibri" fo:color="#000000" fo:font-size="10pt" style:font-size-asian="10pt" style:font-size-complex="10pt" fo:hyphenate="true"/>
    </style:style>
    <style:style style:name="P818" style:parent-style-name="Normal" style:family="paragraph">
      <style:paragraph-properties style:text-autospace="none" style:vertical-align="auto"/>
      <style:text-properties fo:hyphenate="true"/>
    </style:style>
    <style:style style:name="T819" style:parent-style-name="Fuentedepárrafopredeter." style:family="text">
      <style:text-properties style:font-name="Calibri" fo:color="#000000" fo:font-size="10pt" style:font-size-asian="10pt" style:font-size-complex="10pt"/>
    </style:style>
    <style:style style:name="P820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821" style:parent-style-name="Normal" style:family="paragraph">
      <style:paragraph-properties style:text-autospace="none" style:vertical-align="auto"/>
      <style:text-properties fo:hyphenate="true"/>
    </style:style>
    <style:style style:name="T822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823" style:parent-style-name="Fuentedepárrafopredeter." style:family="text">
      <style:text-properties style:font-name="Calibri" fo:color="#000000" style:font-size-complex="10pt" fo:background-color="#DEE6EF"/>
    </style:style>
    <style:style style:name="P824" style:parent-style-name="Normal" style:family="paragraph">
      <style:paragraph-properties style:text-autospace="none" style:vertical-align="auto"/>
      <style:text-properties style:font-name="Calibri" fo:color="#000000" style:font-size-complex="10pt" fo:background-color="#DEE6EF" fo:hyphenate="true"/>
    </style:style>
    <style:style style:name="P825" style:parent-style-name="Standard" style:family="paragraph">
      <style:text-properties style:font-name="Calibri" fo:color="#000000" fo:font-size="10pt" style:font-size-asian="10pt" style:font-size-complex="10pt"/>
    </style:style>
    <style:style style:name="P826" style:parent-style-name="Standard" style:family="paragraph">
      <style:text-properties style:font-name="Calibri" fo:color="#000000" fo:font-size="10pt" style:font-size-asian="10pt" style:font-size-complex="10pt"/>
    </style:style>
    <style:style style:name="P827" style:parent-style-name="Standard" style:family="paragraph">
      <style:text-properties style:font-name="Calibri" fo:color="#000000" fo:font-size="10pt" style:font-size-asian="10pt" style:font-size-complex="10pt"/>
    </style:style>
    <style:style style:name="P828" style:parent-style-name="Standard" style:family="paragraph">
      <style:text-properties style:font-name="Calibri" fo:color="#000000" fo:font-size="10pt" style:font-size-asian="10pt" style:font-size-complex="10pt"/>
    </style:style>
    <style:style style:name="P829" style:parent-style-name="Standard" style:family="paragraph">
      <style:text-properties style:font-name="Calibri" fo:color="#000000" fo:font-size="10pt" style:font-size-asian="10pt" style:font-size-complex="10pt"/>
    </style:style>
    <style:style style:name="P830" style:parent-style-name="Normal" style:family="paragraph">
      <style:paragraph-properties style:text-autospace="none" style:vertical-align="auto"/>
      <style:text-properties fo:hyphenate="true"/>
    </style:style>
    <style:style style:name="T831" style:parent-style-name="Fuentedepárrafopredeter." style:family="text">
      <style:text-properties style:font-name="Calibri" fo:font-weight="bold" style:font-weight-asian="bold" fo:color="#000000" style:font-size-complex="10pt" fo:background-color="#DEE6EF"/>
    </style:style>
    <style:style style:name="T832" style:parent-style-name="Fuentedepárrafopredeter." style:family="text">
      <style:text-properties style:font-name="Calibri" fo:color="#000000" style:font-size-complex="10pt" fo:background-color="#DEE6EF"/>
    </style:style>
    <style:style style:name="P833" style:parent-style-name="Standard" style:family="paragraph">
      <style:text-properties style:font-name="Calibri" fo:color="#000000" fo:font-size="10pt" style:font-size-asian="10pt" style:font-size-complex="10pt"/>
    </style:style>
    <style:style style:name="P834" style:parent-style-name="Standard" style:family="paragraph">
      <style:text-properties style:font-name="Calibri" fo:color="#000000" fo:font-size="10pt" style:font-size-asian="10pt" style:font-size-complex="10pt"/>
    </style:style>
    <style:style style:name="P835" style:parent-style-name="Standard" style:family="paragraph">
      <style:text-properties style:font-name="Calibri" fo:color="#000000" fo:font-size="10pt" style:font-size-asian="10pt" style:font-size-complex="10pt"/>
    </style:style>
    <style:style style:name="P836" style:parent-style-name="Standard" style:family="paragraph">
      <style:text-properties style:font-name="Calibri" fo:color="#000000" fo:font-size="10pt" style:font-size-asian="10pt" style:font-size-complex="10pt"/>
    </style:style>
    <style:style style:name="P837" style:parent-style-name="Standard" style:family="paragraph">
      <style:text-properties style:font-name="Calibri" fo:color="#000000" fo:font-size="10pt" style:font-size-asian="10pt" style:font-size-complex="10pt"/>
    </style:style>
    <style:style style:name="P838" style:parent-style-name="Standard" style:family="paragraph">
      <style:text-properties style:font-name="Calibri" fo:color="#000000" fo:font-size="10pt" style:font-size-asian="10pt" style:font-size-complex="10pt"/>
    </style:style>
    <style:style style:name="P839" style:parent-style-name="Standard" style:family="paragraph">
      <style:text-properties style:font-name="Calibri" fo:color="#000000" fo:font-size="10pt" style:font-size-asian="10pt" style:font-size-complex="10pt"/>
    </style:style>
    <style:style style:name="P840" style:parent-style-name="Standard" style:family="paragraph">
      <style:text-properties style:font-name="Calibri" fo:color="#000000" fo:font-size="10pt" style:font-size-asian="10pt" style:font-size-complex="10pt"/>
    </style:style>
  </office:automatic-styles>
  <office:body>
    <office:text text:use-soft-page-breaks="true">
      <text:p text:style-name="P1"><text:span text:style-name="T25">[5 puntos]</text:span><text:span text:style-name="T26"><text:s/>EJERCICIO 1: MODELADO LÓGICO RELACIONAL</text:span></text:p>
      <text:p text:style-name="P27">Realiza el paso a tablas en tercera forma normal (3FN).</text:p>
      <text:p text:style-name="P28"><text:span text:style-name="T29">Te mostramos un ejemplo de notación de modelado lógico que deberás cambiar<text:s/></text:span><text:span text:style-name="T30">por la de tu diagrama E-R:</text:span></text:p>
      <text:p text:style-name="P31"/>
      <text:p text:style-name="Standard"><text:span text:style-name="T32">*Las tablas en 3FN están encuadradas.</text:span><text:span text:style-name="T33"><text:s/></text:span></text:p>
      <text:p text:style-name="P34">**********************************************************</text:p>
      <text:p text:style-name="P35">// Relación Entidad ACADEMIA + Entidad CURSO</text:p>
      <text:p text:style-name="P36">// Cardinalidad N:M entre ACADEMIA y CURSO</text:p>
      <text:p text:style-name="P37">// Atención: Restricción de identidad de<text:s/>CURSO con respecto a ACADEMIA</text:p>
      <text:p text:style-name="P38"/>
      <text:p text:style-name="Standard"><text:span text:style-name="T39">ACADEMIA</text:span><text:span text:style-name="T40">(</text:span><text:span text:style-name="T41">cod_acad</text:span><text:span text:style-name="T42">, nombre, fecha_ini, fecha_fin)</text:span></text:p>
      <text:p text:style-name="P43">CP: {cod_acad}</text:p>
      <text:p text:style-name="P44"/>
      <text:p text:style-name="Standard"><text:span text:style-name="T45">CURSO</text:span><text:span text:style-name="T46">(</text:span><text:span text:style-name="T47">cod_curso</text:span><text:span text:style-name="T48">,<text:s/></text:span><text:span text:style-name="T49">cod_acad</text:span><text:span text:style-name="T50">, nombre, descripcion, asistentes)</text:span></text:p>
      <text:p text:style-name="P51">CP: {cod_curso, cod_curso}</text:p>
      <text:p text:style-name="Standard"><text:span text:style-name="T52">CAj: {cod_acad → <text:s/></text:span><text:span text:style-name="T53">ACADEMIA</text:span><text:span text:style-name="T54">(cod_acad)}</text:span></text:p>
      <text:p text:style-name="P55"/>
      <text:p text:style-name="Standard"><text:span text:style-name="T56">OFERTA</text:span><text:span text:style-name="T57">(</text:span><text:span text:style-name="T58">cod_acad</text:span><text:span text:style-name="T59">,<text:s/></text:span><text:span text:style-name="T60">cod_curso</text:span><text:span text:style-name="T61">,<text:s/></text:span><text:span text:style-name="T62">fecha_ini, fecha_fin)</text:span></text:p>
      <text:p text:style-name="P63">CP: {cod_acad, cod_curso}</text:p>
      <text:p text:style-name="Standard"><text:span text:style-name="T64">CAj: {cod_acad →<text:s/></text:span><text:span text:style-name="T65">ACADEMIA</text:span><text:span text:style-name="T66">(cod_acad)}</text:span></text:p>
      <text:p text:style-name="Standard"><text:span text:style-name="T67">CAj: {cod_curso →<text:s/></text:span><text:span text:style-name="T68">CURSO</text:span><text:span text:style-name="T69">(cod_curso)}</text:span></text:p>
      <text:p text:style-name="P70"/>
      <text:p text:style-name="Standard"><text:span text:style-name="T71">Restricciones</text:span><text:span text:style-name="T72">:</text:span></text:p>
      <text:list text:style-name="LFO1" text:continue-numbering="true">
        <text:list-item>
          <text:p text:style-name="P73">asistentes derivado → Se calcula por el número de alumnos que asisten a un curso impartido por un profesor. Dado que<text:s/>cada curso tiene uno y solo un profesor, se podría calcular por la cantidad de veces que aparece un mismo cod_curso en la tabla alumno.</text:p>
        </text:list-item>
        <text:list-item>
          <text:p text:style-name="P74">Pérdida semántica → Todo curso debe tener una academia como mínimo y vicversa.<text:s/></text:p>
        </text:list-item>
        <text:list-item>
          <text:p text:style-name="P75">Pérdida semántica → Todo coste debe tener, al menos, una linea de coste.</text:p>
        </text:list-item>
      </text:list>
      <text:p text:style-name="P76"/>
      <text:p text:style-name="P77">Tabla en 3FN.</text:p>
      <text:p text:style-name="P78"/>
      <text:p text:style-name="P79"><text:span text:style-name="T80">ACADEMIA</text:span><text:span text:style-name="T81">(</text:span><text:span text:style-name="T82">cod_acad</text:span><text:span text:style-name="T83">, nombre, fecha_ini, fecha_fin)</text:span></text:p>
      <text:p text:style-name="P84">CP: {cod_acad}</text:p>
      <text:p text:style-name="P85"/>
      <text:p text:style-name="Standard"><text:span text:style-name="T86">1FN</text:span><text:span text:style-name="T87">: No hay atributos derivados, ni multivaluados, ni compuestos. la tabla ya está en 1FN.</text:span></text:p>
      <text:p text:style-name="Standard"><text:span text:style-name="T88">2FN</text:span><text:span text:style-name="T89">: La clave primaria es simple, con lo que no pue</text:span><text:span text:style-name="T90">de haber dependencias parciales. La tabla ya está en 2FN.</text:span></text:p>
      <text:p text:style-name="Standard"><text:span text:style-name="T91">3FN</text:span><text:span text:style-name="T92">: No hay dependencias transitivas. La tabla ya está en 3FN.</text:span></text:p>
      <text:p text:style-name="P93"/>
      <text:p text:style-name="P94"><text:span text:style-name="T95">OFERTA</text:span><text:span text:style-name="T96">(</text:span><text:span text:style-name="T97">cod_acad</text:span><text:span text:style-name="T98">,<text:s/></text:span><text:span text:style-name="T99">cod_curso</text:span><text:span text:style-name="T100">, fecha_ini, fecha_fin)</text:span></text:p>
      <text:p text:style-name="P101">CP: {cod_acad, cod_curso}</text:p>
      <text:p text:style-name="P102"><text:span text:style-name="T103">CAj: {cod_acad →<text:s/></text:span><text:span text:style-name="T104">ACADEMIA</text:span><text:span text:style-name="T105">(cod_acad)}</text:span></text:p>
      <text:p text:style-name="P106"><text:span text:style-name="T107">CAj: {cod_curso →<text:s/></text:span><text:span text:style-name="T108">CURSO</text:span><text:span text:style-name="T109">(cod_curso)}</text:span></text:p>
      <text:p text:style-name="P110"/>
      <text:p text:style-name="Standard"><text:span text:style-name="T111">1FN</text:span><text:span text:style-name="T112">: No hay atributos derivados, ni multivaluados, ni compuestos. la tabla ya está en 1FN.</text:span></text:p>
      <text:p text:style-name="Standard"><text:span text:style-name="T113">2FN</text:span><text:span text:style-name="T114">: No hay dependencias parciales. La tabla ya está en 2FN.<text:s/></text:span></text:p>
      <text:p text:style-name="Standard"><text:span text:style-name="T115">3FN</text:span><text:span text:style-name="T116">: No hay dependencias transitivas. La tabla ya está en 3FN.</text:span></text:p>
      <text:p text:style-name="P117"/>
      <text:p text:style-name="P118">**********************************************************</text:p>
      <text:p text:style-name="P119"/>
      <text:p text:style-name="P120"/>
      <text:p text:style-name="P121"/>
      <text:p text:style-name="P122"/>
      <text:soft-page-break/>
      <text:p text:style-name="P123">**********************************************************</text:p>
      <text:p text:style-name="P124">// Relación Entidad CURSO + Entidad MAESTRO</text:p>
      <text:p text:style-name="P125">// Cardinalidad N:1 entre ALUMNO y CURSO</text:p>
      <text:p text:style-name="Standard"><text:span text:style-name="T126">// Atención: Se añade el campo id_maestro a la tabla<text:s/></text:span><text:span text:style-name="T127">CURSO</text:span><text:span text:style-name="T128">.</text:span></text:p>
      <text:p text:style-name="Standard"><text:span text:style-name="T129">//Atenció</text:span><text:span text:style-name="T130">n: Participación (1, 1) de<text:s/></text:span><text:span text:style-name="T131">MAESTRO</text:span><text:span text:style-name="T132"><text:s/>en<text:s/></text:span><text:span text:style-name="T133">CURSO</text:span><text:span text:style-name="T134">, por ello el VNN de id_maestro en<text:s/></text:span><text:span text:style-name="T135">CURSO</text:span><text:span text:style-name="T136">.</text:span></text:p>
      <text:p text:style-name="P137"/>
      <text:p text:style-name="Standard"><text:span text:style-name="T138">CURSO</text:span><text:span text:style-name="T139">(</text:span><text:span text:style-name="T140">cod_curso</text:span><text:span text:style-name="T141">,<text:s/></text:span><text:span text:style-name="T142">cod_acad</text:span><text:span text:style-name="T143">, nombre, descripcion, asistentes, id_maestro)</text:span></text:p>
      <text:p text:style-name="P144">CP: {cod_curso, cod_curso}</text:p>
      <text:p text:style-name="Standard"><text:span text:style-name="T145">CAj: {cod_acad → <text:s/></text:span><text:span text:style-name="T146">ACADEMIA</text:span><text:span text:style-name="T147">(cod_acad)}</text:span></text:p>
      <text:p text:style-name="Standard"><text:span text:style-name="T148">CAj: {id_maestro →<text:s/></text:span><text:span text:style-name="T149">MAESTRO</text:span><text:span text:style-name="T150">(id)}</text:span></text:p>
      <text:p text:style-name="P151">VNN: {id_maestro}</text:p>
      <text:p text:style-name="P152"/>
      <text:p text:style-name="Standard"><text:span text:style-name="T153">MAESTRO</text:span><text:span text:style-name="T154">(</text:span><text:span text:style-name="T155">id</text:span><text:span text:style-name="T156">, fecha_grado, nom_completo.nombre, nom_completo.apellidos)</text:span></text:p>
      <text:p text:style-name="P157">CP: {id}</text:p>
      <text:p text:style-name="P158"/>
      <text:p text:style-name="P159">Tabla en 3FN.</text:p>
      <text:p text:style-name="P160"/>
      <text:p text:style-name="P161"><text:span text:style-name="T162">CURSO</text:span><text:span text:style-name="T163">(</text:span><text:span text:style-name="T164">cod_curso</text:span><text:span text:style-name="T165">,<text:s/></text:span><text:span text:style-name="T166">cod_acad</text:span><text:span text:style-name="T167">, nombre, descripcion, id_maestro)</text:span></text:p>
      <text:p text:style-name="P168">CP: {cod_curso, cod_curso}</text:p>
      <text:p text:style-name="P169"><text:span text:style-name="T170">CAj: {cod_acad → <text:s/></text:span><text:span text:style-name="T171">ACADEMIA</text:span><text:span text:style-name="T172">(cod_acad)}</text:span></text:p>
      <text:p text:style-name="P173"><text:span text:style-name="T174">CAj: {id_maestro<text:s/></text:span><text:span text:style-name="T175">→<text:s/></text:span><text:span text:style-name="T176">MAESTRO</text:span><text:span text:style-name="T177">(id)}</text:span></text:p>
      <text:p text:style-name="P178">VNN: {id_maestro}</text:p>
      <text:p text:style-name="P179"/>
      <text:p text:style-name="Standard"><text:span text:style-name="T180">1FN</text:span><text:span text:style-name="T181">: El atributo asistentes en un atributo derivado, con lo que lo quitamos de la tabla y especificamos el modo de calcularlo en el apartado de restricciones.</text:span></text:p>
      <text:p text:style-name="Standard"><text:span text:style-name="T182">2FN</text:span><text:span text:style-name="T183">: No hay dependencias parciales. La tabla ya está en 2FN.</text:span></text:p>
      <text:p text:style-name="Standard"><text:span text:style-name="T184">3F</text:span><text:span text:style-name="T185">N</text:span><text:span text:style-name="T186">: No hay dependencias transitivas. La tabla ya está en 3FN.</text:span></text:p>
      <text:p text:style-name="P187"/>
      <text:p text:style-name="P188"><text:span text:style-name="T189">MAESTRO</text:span><text:span text:style-name="T190">(</text:span><text:span text:style-name="T191">id</text:span><text:span text:style-name="T192">, nombre, apellidos, fecha_grado)</text:span></text:p>
      <text:p text:style-name="P193">CP: {id}</text:p>
      <text:p text:style-name="P194"/>
      <text:p text:style-name="Standard"><text:span text:style-name="T195">1FN</text:span><text:span text:style-name="T196">: Tenemos el atributo nom_completo como atributo compuesto. Quitamos la referencia al atributo compuesto y lo dejamos como atributos simp</text:span><text:span text:style-name="T197">les.</text:span></text:p>
      <text:p text:style-name="Standard"><text:span text:style-name="T198">2FN</text:span><text:span text:style-name="T199">: La clave primaria es simple, con lo que no puede haber dependencias parciales. La tabla ya esta en 2FN.<text:s/></text:span></text:p>
      <text:p text:style-name="Standard"><text:span text:style-name="T200">3FN</text:span><text:span text:style-name="T201">: No hay dependencias transitivas. La tabla ya está en 3FN.</text:span></text:p>
      <text:p text:style-name="P202"/>
      <text:p text:style-name="Standard"><text:span text:style-name="T203">********************************************************</text:span><text:span text:style-name="T204">**</text:span></text:p>
      <text:p text:style-name="P205">**********************************************************</text:p>
      <text:p text:style-name="P206">// Relación Entidad CURSO + Entidad COSTE</text:p>
      <text:p text:style-name="P207">// Cardinalidad N:1 entre ALUMNO y CURSO</text:p>
      <text:p text:style-name="P208">// Atención: Restricción de Identidad</text:p>
      <text:p text:style-name="Standard"><text:span text:style-name="T209">CURSO</text:span><text:span text:style-name="T210">(</text:span><text:span text:style-name="T211">cod_curso</text:span><text:span text:style-name="T212">,<text:s/></text:span><text:span text:style-name="T213">cod_acad</text:span><text:span text:style-name="T214">, nombre, descripcion, id_maestro)</text:span></text:p>
      <text:p text:style-name="P215">CP: {cod_curso, cod_curso}</text:p>
      <text:p text:style-name="Standard"><text:span text:style-name="T216">CAj:<text:s/></text:span><text:span text:style-name="T217">{cod_acad → <text:s/></text:span><text:span text:style-name="T218">ACADEMIA</text:span><text:span text:style-name="T219">(cod_acad)}</text:span></text:p>
      <text:p text:style-name="Standard"><text:span text:style-name="T220">CAj: {id_maestro →<text:s/></text:span><text:span text:style-name="T221">MAESTRO</text:span><text:span text:style-name="T222">(id)}</text:span></text:p>
      <text:p text:style-name="P223">VNN: {id_maestro}</text:p>
      <text:p text:style-name="P224"/>
      <text:p text:style-name="Standard"><text:span text:style-name="T225">COSTE</text:span><text:span text:style-name="T226">(</text:span><text:span text:style-name="T227">linea</text:span><text:span text:style-name="T228">,<text:s/></text:span><text:span text:style-name="T229">cod_curso</text:span><text:span text:style-name="T230">, concepto, importe)</text:span></text:p>
      <text:p text:style-name="P231">CP: {linea, cod_curso}</text:p>
      <text:p text:style-name="Standard"><text:span text:style-name="T232">CAj: {cod_curso → <text:s/></text:span><text:span text:style-name="T233">CURSO</text:span><text:span text:style-name="T234">(cod_curso)}</text:span></text:p>
      <text:p text:style-name="P235"/>
      <text:p text:style-name="Standard"><text:span text:style-name="T236">Restricciones</text:span><text:span text:style-name="T237">:</text:span></text:p>
      <text:list text:style-name="LFO2" text:continue-numbering="true">
        <text:list-item>
          <text:p text:style-name="P238"><text:s/>Pérdida semántica → Todo curso debe tener, al menos,<text:s/>una linea de coste.</text:p>
        </text:list-item>
      </text:list>
      <text:p text:style-name="P239"/>
      <text:p text:style-name="P240">Tabla en 3FN.</text:p>
      <text:soft-page-break/>
      <text:p text:style-name="P241"><text:span text:style-name="T242">COSTE</text:span><text:span text:style-name="T243">(</text:span><text:span text:style-name="T244">linea</text:span><text:span text:style-name="T245">,<text:s/></text:span><text:span text:style-name="T246">cod_curso</text:span><text:span text:style-name="T247">, concepto, importe)</text:span></text:p>
      <text:p text:style-name="P248">CP: {linea, cod_curso}</text:p>
      <text:p text:style-name="P249"><text:span text:style-name="T250">CAj: {cod_curso → <text:s/></text:span><text:span text:style-name="T251">CURSO</text:span><text:span text:style-name="T252">(cod_curso)}</text:span></text:p>
      <text:p text:style-name="P253"/>
      <text:p text:style-name="Standard"><text:span text:style-name="T254">1FN</text:span><text:span text:style-name="T255">: No hay atributos derivados, ni multivaluados, ni compuestos. La tabla ya está en 1FN.</text:span></text:p>
      <text:p text:style-name="Standard"><text:span text:style-name="T256">2FN</text:span><text:span text:style-name="T257">: No hay dependencias<text:s/></text:span><text:span text:style-name="T258">parciales. La tabla ya está en 2FN.</text:span></text:p>
      <text:p text:style-name="P259">3FN: No hay dependencias transitivas. La tabla ya está en 3FN.</text:p>
      <text:p text:style-name="P260"/>
      <text:p text:style-name="Standard"><text:span text:style-name="T261">********************************************************</text:span><text:span text:style-name="T262">**</text:span></text:p>
      <text:p text:style-name="P263">**********************************************************</text:p>
      <text:p text:style-name="P264">// Relación Entidad CURSO + Entidad<text:s/>ALUMNO</text:p>
      <text:p text:style-name="P265">// Cardinalidad N:1 entre ALUMNO y CURSO</text:p>
      <text:p text:style-name="P266">// Atención: Restricción de Identidad</text:p>
      <text:p text:style-name="Standard"><text:span text:style-name="T267">CURSO</text:span><text:span text:style-name="T268">(</text:span><text:span text:style-name="T269">cod_curso</text:span><text:span text:style-name="T270">,<text:s/></text:span><text:span text:style-name="T271">cod_acad</text:span><text:span text:style-name="T272">, nombre, descripcion, asistentes, id_maestro)</text:span></text:p>
      <text:p text:style-name="P273">CP: {cod_curso, cod_curso}</text:p>
      <text:p text:style-name="Standard"><text:span text:style-name="T274">CAj: {cod_acad → <text:s/></text:span><text:span text:style-name="T275">ACADEMIA</text:span><text:span text:style-name="T276">(cod_acad)}</text:span></text:p>
      <text:p text:style-name="Standard"><text:span text:style-name="T277">CAj: {id_maestro →<text:s/></text:span><text:span text:style-name="T278">MAESTRO</text:span><text:span text:style-name="T279">(id)}</text:span></text:p>
      <text:p text:style-name="P280">VNN: {id_maestro}</text:p>
      <text:p text:style-name="P281"/>
      <text:p text:style-name="Standard"><text:span text:style-name="T282">ALUMNO</text:span><text:span text:style-name="T283">(</text:span><text:span text:style-name="T284">id</text:span><text:span text:style-name="T285">, nom_completo.nombr, nom_completo.apellidos, {midiclorianos}n, fecha_ini, fecha_fin, cod_curso)</text:span></text:p>
      <text:p text:style-name="P286">CP: {id}</text:p>
      <text:p text:style-name="Standard"><text:span text:style-name="T287">CAj: {cod_curso → <text:s/></text:span><text:span text:style-name="T288">CURSO</text:span><text:span text:style-name="T289">(cod_curso)}</text:span></text:p>
      <text:p text:style-name="P290">VNN: {cod_curso}</text:p>
      <text:p text:style-name="P291"/>
      <text:p text:style-name="Standard"><text:span text:style-name="T292">Restricciones</text:span><text:span text:style-name="T293">:</text:span></text:p>
      <text:list text:style-name="LFO3" text:continue-numbering="true">
        <text:list-item>
          <text:p text:style-name="P294">Pérdida semántica: Todo curso debe tener, al menos,<text:s/>un alumno. <text:s/></text:p>
        </text:list-item>
      </text:list>
      <text:p text:style-name="P295"/>
      <text:p text:style-name="Standard"><text:span text:style-name="T296">Tabla en 3FN.</text:span></text:p>
      <text:p text:style-name="Standard"><text:span text:style-name="T297">********************************************************</text:span><text:span text:style-name="T298">**</text:span></text:p>
      <text:p text:style-name="P299">**********************************************************</text:p>
      <text:p text:style-name="P300">// Relación Entidad ALUMNO + Entidad ALUMNO</text:p>
      <text:p text:style-name="P301">// Cardinalidad N:1 entre ALUMNO y CURSO</text:p>
      <text:p text:style-name="P302">// Atención: Añadimos un<text:s/>campo para cubrir la relación reflexiva.</text:p>
      <text:p text:style-name="Standard"><text:span text:style-name="T303">ALUMNO</text:span><text:span text:style-name="T304">(</text:span><text:span text:style-name="T305">id</text:span><text:span text:style-name="T306">, nom_completo.nombr, nom_completo.apellidos, {midiclorianos}n, fecha_ini, fecha_fin, cod_curso, ayudado_por)</text:span></text:p>
      <text:p text:style-name="P307">CP: {id}</text:p>
      <text:p text:style-name="Standard"><text:span text:style-name="T308">CAj: {cod_curso → <text:s/></text:span><text:span text:style-name="T309">CURSO</text:span><text:span text:style-name="T310">(cod_curso)}</text:span></text:p>
      <text:p text:style-name="Standard"><text:span text:style-name="T311">CAj: {ayudado_por →<text:s/></text:span><text:span text:style-name="T312">ALUMNO</text:span><text:span text:style-name="T313">(id)}</text:span></text:p>
      <text:p text:style-name="P314">VNN: {cod_curso}</text:p>
      <text:p text:style-name="P315"/>
      <text:p text:style-name="Standard"><text:span text:style-name="T316">Restricciones</text:span><text:span text:style-name="T317">:</text:span></text:p>
      <text:p text:style-name="P318">--</text:p>
      <text:p text:style-name="P319"/>
      <text:p text:style-name="P320">Tabla en 3FN.</text:p>
      <text:p text:style-name="P321"/>
      <text:p text:style-name="Standard"><text:span text:style-name="T322">1FN</text:span><text:span text:style-name="T323">: Tenemos el atributo nom_completo como atributo compuesto y el atributo midiclorianos como multivaluado. Quitamos la referencia al atributo compuesto dejándolos como atributos simples y quitamos el atributo midiclorian</text:span><text:span text:style-name="T324">os para crear una nueva tabla que relacione los niveles de midiclorianos con los id de los alumnos. <text:s/></text:span></text:p>
      <text:p text:style-name="P325"/>
      <text:p text:style-name="P326"><text:span text:style-name="T327">ALUMNO</text:span><text:span text:style-name="T328">(</text:span><text:span text:style-name="T329">id</text:span><text:span text:style-name="T330">, nombre, apellidos, fecha_ini, fecha_fin, cod_curso, ayudado_por)</text:span></text:p>
      <text:p text:style-name="P331">CP: {id}</text:p>
      <text:p text:style-name="P332"><text:span text:style-name="T333">CAj: {cod_curso → <text:s/></text:span><text:span text:style-name="T334">CURSO</text:span><text:span text:style-name="T335">(cod_curso)}</text:span></text:p>
      <text:p text:style-name="P336"><text:span text:style-name="T337">CAj: {ayudado_por →<text:s/></text:span><text:span text:style-name="T338">ALUMNO</text:span><text:span text:style-name="T339">(id)}</text:span></text:p>
      <text:p text:style-name="P340">VNN: {cod_curso}</text:p>
      <text:p text:style-name="P341"/>
      <text:soft-page-break/>
      <text:p text:style-name="P342"><text:span text:style-name="T343">MIDICLORIANOS</text:span><text:span text:style-name="T344">(</text:span><text:span text:style-name="T345">midiclorianos</text:span><text:span text:style-name="T346">,<text:s/></text:span><text:span text:style-name="T347">id_alumno</text:span><text:span text:style-name="T348">)</text:span></text:p>
      <text:p text:style-name="P349">CP: {midiclorianos, id_alumno}</text:p>
      <text:p text:style-name="P350"><text:span text:style-name="T351">CAj: {id_alumno --&gt;<text:s/></text:span><text:span text:style-name="T352">ALUMNO</text:span><text:span text:style-name="T353">(id)}</text:span></text:p>
      <text:p text:style-name="P354"/>
      <text:p text:style-name="Standard"><text:span text:style-name="T355">2FN</text:span><text:span text:style-name="T356">: No hay claves primarias compuestas, por lo que no puede haber dependencias parciales. La tabla ya está en 2FN.</text:span></text:p>
      <text:p text:style-name="Standard"><text:span text:style-name="T357">3FN</text:span><text:span text:style-name="T358">: No hay dependencias tra</text:span><text:span text:style-name="T359">nsitivas. La tabla ya está en 3FN.</text:span></text:p>
      <text:p text:style-name="P360"/>
      <text:p text:style-name="Standard"><text:span text:style-name="T361">********************************************************</text:span><text:span text:style-name="T362">**</text:span></text:p>
      <text:p text:style-name="P363">**********************************************************</text:p>
      <text:p text:style-name="P364">// Relación Entidad ALUMNO + Entidad PADAWAN + Entidad SENIOR</text:p>
      <text:p text:style-name="P365">// Cardinalidad N:1 entre ALUMNO y CURSO</text:p>
      <text:p text:style-name="Standard"><text:span text:style-name="T366">// Atención: Se trata de una especialización. La CP de<text:s/></text:span><text:span text:style-name="T367">PADAWAN</text:span><text:span text:style-name="T368">,<text:s/></text:span><text:span text:style-name="T369">SENIOR<text:s/></text:span><text:span text:style-name="T370">y<text:s/></text:span><text:span text:style-name="T371">ALUMNO</text:span><text:span text:style-name="T372"><text:s/>son la misma.<text:s/></text:span></text:p>
      <text:p text:style-name="P373"/>
      <text:p text:style-name="Standard"><text:span text:style-name="T374">ALUMNO</text:span><text:span text:style-name="T375">(</text:span><text:span text:style-name="T376">id</text:span><text:span text:style-name="T377">, nom_completo.nombrE, nom_completo.apellidos, {midiclorianos}n, fecha_ini, fecha_fin, cod_curso, ayudado_por)</text:span></text:p>
      <text:p text:style-name="P378">CP: {id}</text:p>
      <text:p text:style-name="Standard"><text:span text:style-name="T379">CAj: {cod_curso → <text:s/></text:span><text:span text:style-name="T380">CURSO</text:span><text:span text:style-name="T381">(cod_curso)}</text:span></text:p>
      <text:p text:style-name="Standard"><text:span text:style-name="T382">CAj: {ayudado_por →<text:s/></text:span><text:span text:style-name="T383">ALUMNO</text:span><text:span text:style-name="T384">(id)}</text:span></text:p>
      <text:p text:style-name="P385">VNN: {cod_curso}</text:p>
      <text:p text:style-name="P386"/>
      <text:p text:style-name="Standard"><text:span text:style-name="T387">PADAWAN</text:span><text:span text:style-name="T388">(</text:span><text:span text:style-name="T389">id</text:span><text:span text:style-name="T390">, fecha_entrada)</text:span></text:p>
      <text:p text:style-name="P391">CP: {id}</text:p>
      <text:p text:style-name="Standard"><text:span text:style-name="T392">CAj: {id →<text:s/></text:span><text:span text:style-name="T393">ALUMNO</text:span><text:span text:style-name="T394">(id)}</text:span></text:p>
      <text:p text:style-name="P395"/>
      <text:p text:style-name="Standard"><text:span text:style-name="T396">SENIOR</text:span><text:span text:style-name="T397">(</text:span><text:span text:style-name="T398">id</text:span><text:span text:style-name="T399">, especialidad, fecha_nivel)</text:span></text:p>
      <text:p text:style-name="P400">CP: {id}</text:p>
      <text:p text:style-name="Standard"><text:span text:style-name="T401">CAj: {id →<text:s/></text:span><text:span text:style-name="T402">ALUMNO</text:span><text:span text:style-name="T403">(id)}</text:span></text:p>
      <text:p text:style-name="P404"/>
      <text:p text:style-name="Standard"><text:span text:style-name="T405">Restricciones</text:span><text:span text:style-name="T406">:</text:span></text:p>
      <text:list text:style-name="LFO4" text:continue-numbering="true">
        <text:list-item>
          <text:p text:style-name="P407">Pérdida semántica → Todo alumno debe ser<text:s/>padawan o senior y no puede ser ambos a la vez.</text:p>
        </text:list-item>
      </text:list>
      <text:p text:style-name="P408"/>
      <text:p text:style-name="P409">Tabla en 3FN.</text:p>
      <text:p text:style-name="P410"/>
      <text:p text:style-name="P411"><text:span text:style-name="T412">PADAWAN</text:span><text:span text:style-name="T413">(</text:span><text:span text:style-name="T414">id</text:span><text:span text:style-name="T415">, fecha_entrada)</text:span></text:p>
      <text:p text:style-name="P416">CP: {id}</text:p>
      <text:p text:style-name="P417"><text:span text:style-name="T418">CAj: {id →<text:s/></text:span><text:span text:style-name="T419">ALUMNO</text:span><text:span text:style-name="T420">(id)}</text:span></text:p>
      <text:p text:style-name="P421"/>
      <text:p text:style-name="Standard"><text:span text:style-name="T422">1FN</text:span><text:span text:style-name="T423">: No hay atributos derivados, ni multivaluados, ni compuestos. La tabla ya está en 1FN.</text:span></text:p>
      <text:p text:style-name="Standard"><text:span text:style-name="T424">2FN</text:span><text:span text:style-name="T425">: La clave primaria es simple, con lo<text:s/></text:span><text:span text:style-name="T426">que no puede haber dependencias parciales. La tabla ya esta en 2FN.<text:s/></text:span></text:p>
      <text:p text:style-name="Standard"><text:span text:style-name="T427">3FN</text:span><text:span text:style-name="T428">: Solo hay un atributo no perteneciente a la clave primaria, por lo que no puede haber dependencias transitivas. La tabla ya está en 3FN.</text:span></text:p>
      <text:p text:style-name="P429"/>
      <text:p text:style-name="P430"><text:span text:style-name="T431">SENIOR</text:span><text:span text:style-name="T432">(</text:span><text:span text:style-name="T433">id</text:span><text:span text:style-name="T434">, especialidad, fecha_nivel)</text:span></text:p>
      <text:p text:style-name="P435">CP: {id}</text:p>
      <text:p text:style-name="P436"><text:span text:style-name="T437">CAj: {id →<text:s/></text:span><text:span text:style-name="T438">ALUMNO</text:span><text:span text:style-name="T439">(id)}</text:span></text:p>
      <text:p text:style-name="P440"/>
      <text:p text:style-name="Standard"><text:span text:style-name="T441">1FN</text:span><text:span text:style-name="T442">: No hay atributos derivados, ni multivaluados, ni compuestos. La tabla ya está en 1FN.</text:span></text:p>
      <text:p text:style-name="P443"><text:span text:style-name="T444">2FN</text:span><text:span text:style-name="T445">: La clave primaria es simple, con lo que no puede haber dependencias parciales. La tabla ya esta en 2FN.</text:span></text:p>
      <text:p text:style-name="P446"><text:span text:style-name="T447">3FN</text:span><text:span text:style-name="T448">: No hay dependencias trans</text:span><text:span text:style-name="T449">itivas. La tabla ya está en 3FN.</text:span></text:p>
      <text:p text:style-name="P450"/>
      <text:p text:style-name="Standard"><text:span text:style-name="T451">********************************************************</text:span></text:p>
      <text:p text:style-name="P452"/>
      <text:p text:style-name="P453"/>
      <text:p text:style-name="P454"/>
      <text:p text:style-name="P455"/>
      <text:soft-page-break/>
      <text:p text:style-name="P456"><text:span text:style-name="T457">[2 puntos]</text:span><text:span text:style-name="T458"><text:s/>EJERCICIO 2: MODELADO FÍSICO DDL (CREACIÓN DE METADATOS)</text:span></text:p>
      <text:p text:style-name="P459">Indica las sentencias necesarias para incorporar las tablas del ejercicio anterior en<text:s/>MySQL.</text:p>
      <text:p text:style-name="P460"><text:span text:style-name="T461">ACADEMIA</text:span><text:span text:style-name="T462">(</text:span><text:span text:style-name="T463">cod_acad</text:span><text:span text:style-name="T464">, nombre, fecha_ini, fecha_fin)</text:span></text:p>
      <text:p text:style-name="P465">CP: {cod_acad}</text:p>
      <text:p text:style-name="P466"/>
      <text:p text:style-name="P467">CREATE TABLE academia (</text:p>
      <text:p text:style-name="P468">cod_acad CHAR(6),</text:p>
      <text:p text:style-name="P469">nombre VARCHAR(50),</text:p>
      <text:p text:style-name="P470">fecha_ini DATE,</text:p>
      <text:p text:style-name="P471">fecha_fin DATE,</text:p>
      <text:p text:style-name="P472">CONSTRAINT aca_cod_pk PRIMERY KEY (cod_acad)</text:p>
      <text:p text:style-name="P473">);</text:p>
      <text:p text:style-name="P474"/>
      <text:p text:style-name="P475"><text:span text:style-name="T476">CURSO</text:span><text:span text:style-name="T477">(</text:span><text:span text:style-name="T478">cod_curso</text:span><text:span text:style-name="T479">,<text:s/></text:span><text:span text:style-name="T480">cod_acad</text:span><text:span text:style-name="T481">, nombre,<text:s/></text:span><text:span text:style-name="T482">descripcion, id_maestro)</text:span></text:p>
      <text:p text:style-name="P483">CP: {cod_curso, cod_curso}</text:p>
      <text:p text:style-name="P484"><text:span text:style-name="T485">CAj: {cod_acad → <text:s/></text:span><text:span text:style-name="T486">ACADEMIA</text:span><text:span text:style-name="T487">(cod_acad)}</text:span></text:p>
      <text:p text:style-name="P488"><text:span text:style-name="T489">CAj: {id_maestro →<text:s/></text:span><text:span text:style-name="T490">MAESTRO</text:span><text:span text:style-name="T491">(id)}</text:span></text:p>
      <text:p text:style-name="P492">VNN: {id_maestro}</text:p>
      <text:p text:style-name="P493"/>
      <text:p text:style-name="P494">CREATE TABLE curso (</text:p>
      <text:p text:style-name="P495">cod_curso INTEGER,</text:p>
      <text:p text:style-name="P496">cod_acad CHAR (6),</text:p>
      <text:p text:style-name="P497">nombre CHAR (6),</text:p>
      <text:p text:style-name="P498">descripción VARCHAR(60),</text:p>
      <text:p text:style-name="P499">id_maestro<text:s/>INTEGER NOT NULL,</text:p>
      <text:p text:style-name="P500">CONSTRAINT cur_cod_pk PRIMARY KEY (cod_curso, cod_acad),</text:p>
      <text:p text:style-name="P501">CONSTRAINT cur_cod_fk FOREIGN KEY (cod_acad) REFERENCES academia (cod_acad),</text:p>
      <text:p text:style-name="P502">CONSTRAINT cur_id_fk FOREIGN KEY (id_maestro) REFERENCES maestro (id)</text:p>
      <text:p text:style-name="P503">ON DELETE CASCADE ON UPDATE CASCADE</text:p>
      <text:p text:style-name="P504">);</text:p>
      <text:p text:style-name="P505"/>
      <text:p text:style-name="P506"><text:span text:style-name="T507">OFERTA</text:span><text:span text:style-name="T508">(</text:span><text:span text:style-name="T509">cod_acad</text:span><text:span text:style-name="T510">,<text:s/></text:span><text:span text:style-name="T511">cod_curso</text:span><text:span text:style-name="T512">, fecha_ini, fecha_fin)</text:span></text:p>
      <text:p text:style-name="P513">CP: {cod_acad, cod_curso}</text:p>
      <text:p text:style-name="P514"><text:span text:style-name="T515">CAj: {cod_acad →<text:s/></text:span><text:span text:style-name="T516">ACADEMIA</text:span><text:span text:style-name="T517">(cod_acad)}</text:span></text:p>
      <text:p text:style-name="P518"><text:span text:style-name="T519">CAj: {cod_curso →<text:s/></text:span><text:span text:style-name="T520">CURSO</text:span><text:span text:style-name="T521">(cod_curso)}</text:span></text:p>
      <text:p text:style-name="P522"/>
      <text:p text:style-name="P523">CREATE TABLE oferta (</text:p>
      <text:p text:style-name="P524">cod_acad CHAR(6),</text:p>
      <text:p text:style-name="P525">cod_curso INTEGER,</text:p>
      <text:p text:style-name="P526">fecha_ini DATE,</text:p>
      <text:p text:style-name="P527">fecha_fin DATE,</text:p>
      <text:p text:style-name="P528">CONSTRAINT ofe_cod_pk PRIMARY KEY (cod_acad, cod_curso),</text:p>
      <text:p text:style-name="P529">CONSTRAINT ofe_aca_fk FOREIGN KEY (cod_acad) REFERENCES academia (cod_acad)</text:p>
      <text:p text:style-name="P530">ON DELETE CASCADE ON UPDATE CASCADE,</text:p>
      <text:p text:style-name="P531">CONSTRAINT ofe_cod_fk FOREIGN KEY (cod_curso) REFERENCES curso (cod_curso)</text:p>
      <text:p text:style-name="P532">);</text:p>
      <text:p text:style-name="P533"/>
      <text:p text:style-name="P534"><text:span text:style-name="T535">MAESTRO</text:span><text:span text:style-name="T536">(</text:span><text:span text:style-name="T537">id</text:span><text:span text:style-name="T538">, nombre, apellidos, fecha_grado)</text:span></text:p>
      <text:p text:style-name="P539">CP: {id}</text:p>
      <text:p text:style-name="P540"/>
      <text:p text:style-name="P541">CREATE TABLE maestro (</text:p>
      <text:p text:style-name="P542">id INTEGER,</text:p>
      <text:soft-page-break/>
      <text:p text:style-name="P543">nombre VARCHAR(30),</text:p>
      <text:p text:style-name="P544">apellidos VARCHAR (50),</text:p>
      <text:p text:style-name="P545">fecha_grado DATE,</text:p>
      <text:p text:style-name="P546">CONSTRAINT mae_id_pk PRIMARY KEY (id)</text:p>
      <text:p text:style-name="P547">);</text:p>
      <text:p text:style-name="P548"/>
      <text:p text:style-name="P549"><text:span text:style-name="T550">COSTE</text:span><text:span text:style-name="T551">(</text:span><text:span text:style-name="T552">linea</text:span><text:span text:style-name="T553">,<text:s/></text:span><text:span text:style-name="T554">cod_curso</text:span><text:span text:style-name="T555">, concepto, importe)</text:span></text:p>
      <text:p text:style-name="P556">CP: {linea, cod_curso}</text:p>
      <text:p text:style-name="P557"><text:span text:style-name="T558">CAj:</text:span><text:span text:style-name="T559"><text:s/>{cod_curso → <text:s/></text:span><text:span text:style-name="T560">CURSO</text:span><text:span text:style-name="T561">(cod_curso)}</text:span></text:p>
      <text:p text:style-name="P562"/>
      <text:p text:style-name="P563">CREATE TABLE coste (</text:p>
      <text:p text:style-name="P564">linea INTEGER,</text:p>
      <text:p text:style-name="P565">cod_curso INTEGER,</text:p>
      <text:p text:style-name="P566">concepto VARCHAR(50),</text:p>
      <text:p text:style-name="P567">importe DOUBLE,<text:s/></text:p>
      <text:p text:style-name="P568">CONSTRAINT cos_lin_pk PRIMARY KEY (linea, cod_curso),</text:p>
      <text:p text:style-name="P569">CONSTRAINT cos_cod_fk FOREIGN KEY (cod_curso) REFERENCES curso (cod_curso)<text:s/></text:p>
      <text:p text:style-name="P570">);</text:p>
      <text:p text:style-name="P571"/>
      <text:p text:style-name="P572"><text:span text:style-name="T573">ALUMNO</text:span><text:span text:style-name="T574">(</text:span><text:span text:style-name="T575">id</text:span><text:span text:style-name="T576">, nombre, apellidos, fecha_ini, fecha_fin, cod_curso, ayudado_por)</text:span></text:p>
      <text:p text:style-name="P577">CP: {id}</text:p>
      <text:p text:style-name="P578"><text:span text:style-name="T579">CAj: {cod_curso → <text:s/></text:span><text:span text:style-name="T580">CURSO</text:span><text:span text:style-name="T581">(cod_curso)}</text:span></text:p>
      <text:p text:style-name="P582"><text:span text:style-name="T583">CAj: {ayudado_por →<text:s/></text:span><text:span text:style-name="T584">ALUMNO</text:span><text:span text:style-name="T585">(id)}</text:span></text:p>
      <text:p text:style-name="P586">VNN: {cod_curso}</text:p>
      <text:p text:style-name="P587"/>
      <text:p text:style-name="P588">CREATE TABLE alumno (</text:p>
      <text:p text:style-name="P589">id CHAR(6),</text:p>
      <text:p text:style-name="P590">nombre VARCHAR(30),</text:p>
      <text:p text:style-name="P591">apellidos VARCHAR(50),</text:p>
      <text:p text:style-name="P592">fecha_ini DATE,</text:p>
      <text:p text:style-name="P593">fecha_fin DATE,</text:p>
      <text:p text:style-name="P594">cod_curso INTEGER NOT NULL,</text:p>
      <text:p text:style-name="P595">ayudado_por CHAR(6),</text:p>
      <text:p text:style-name="P596">CONSTRAINT alu_id_pk PRIMARY KEY (id),</text:p>
      <text:p text:style-name="P597">CONSTRAINT alu_cod_fk FOREIGN KEY (cod_curso) REFERENCES curso (cod_curso),<text:s/></text:p>
      <text:p text:style-name="P598">CONSTRAINT alu_ayu_fk FOREIGN KEY (ayudado_por) REFERENCES<text:s/>alumno (id)</text:p>
      <text:p text:style-name="P599">ON DELETE CASCADE ON UPDATE CASCADE</text:p>
      <text:p text:style-name="P600">);</text:p>
      <text:p text:style-name="P601"/>
      <text:p text:style-name="P602"><text:span text:style-name="T603">MIDICLORIANOS</text:span><text:span text:style-name="T604">(</text:span><text:span text:style-name="T605">midiclorianos</text:span><text:span text:style-name="T606">, id_alumno)</text:span></text:p>
      <text:p text:style-name="P607">CP: {midiclorianos}</text:p>
      <text:p text:style-name="P608"><text:span text:style-name="T609">CAj: {id_alumno --&gt;<text:s/></text:span><text:span text:style-name="T610">ALUMNO</text:span><text:span text:style-name="T611">(id)}</text:span></text:p>
      <text:p text:style-name="P612"/>
      <text:p text:style-name="P613">CREATE TABLE midiclorianos (</text:p>
      <text:p text:style-name="P614">midiclorianos INTEGER,</text:p>
      <text:p text:style-name="P615">id CHAR(6),<text:s/></text:p>
      <text:p text:style-name="P616">CONSTRAINT mid_mid_pk PRIMARY KEY<text:s/>(midiclorianos),</text:p>
      <text:p text:style-name="P617">COSTRAINT mid_id_fk FOREIGN KEY (id) REFERENCES alumno (id)</text:p>
      <text:p text:style-name="P618">);</text:p>
      <text:p text:style-name="P619"/>
      <text:p text:style-name="P620"/>
      <text:p text:style-name="P621"><text:span text:style-name="T622">PADAWAN</text:span><text:span text:style-name="T623">(</text:span><text:span text:style-name="T624">id</text:span><text:span text:style-name="T625">, fecha_entrada)</text:span></text:p>
      <text:p text:style-name="P626">CP: {id}</text:p>
      <text:p text:style-name="P627"><text:span text:style-name="T628">CAj: {id →<text:s/></text:span><text:span text:style-name="T629">ALUMNO</text:span><text:span text:style-name="T630">(id)}</text:span></text:p>
      <text:p text:style-name="P631"/>
      <text:soft-page-break/>
      <text:p text:style-name="P632">CREATE TABLE padawan (</text:p>
      <text:p text:style-name="P633">id CHAR(6),</text:p>
      <text:p text:style-name="P634">fecha_entrada DATE,</text:p>
      <text:p text:style-name="P635">CONSTRAINT pad_id_pk PRIMARY KEY (id),</text:p>
      <text:p text:style-name="P636">CONSTRAINT pad_id_fk<text:s/>FOREIGN KEY (id) REFERENCES alumno (id)<text:s/></text:p>
      <text:p text:style-name="P637">ON DELETE CASCADE ON UPDATE CASCADE</text:p>
      <text:p text:style-name="P638">);</text:p>
      <text:p text:style-name="P639"/>
      <text:p text:style-name="P640"><text:span text:style-name="T641">SENIOR</text:span><text:span text:style-name="T642">(</text:span><text:span text:style-name="T643">id</text:span><text:span text:style-name="T644">, especialidad, fecha_nivel)</text:span></text:p>
      <text:p text:style-name="P645">CP: {id}</text:p>
      <text:p text:style-name="P646"><text:span text:style-name="T647">CAj: {id →<text:s/></text:span><text:span text:style-name="T648">ALUMNO</text:span><text:span text:style-name="T649">(id)}</text:span></text:p>
      <text:p text:style-name="P650"/>
      <text:p text:style-name="P651">CREATE TABLE senior (</text:p>
      <text:p text:style-name="P652">id CHAR(6),<text:s/></text:p>
      <text:p text:style-name="P653">especialidad VARCHAR(50),</text:p>
      <text:p text:style-name="P654">fecha_nivel DATE,</text:p>
      <text:p text:style-name="P655">CONSTRAINT sen_id_pk<text:s/>PRIMARY KEY (id),</text:p>
      <text:p text:style-name="P656">CONSTRAINT sen_id_fk FOREIGN KEY (id) REFERENCES alumno (id)<text:s/></text:p>
      <text:p text:style-name="P657">ON DELETE CASCADE ON UPDATE CASCADE</text:p>
      <text:p text:style-name="P658">);</text:p>
      <text:p text:style-name="P659"/>
      <text:p text:style-name="Standard"><text:span text:style-name="T660">Restricciones</text:span><text:span text:style-name="T661">:</text:span></text:p>
      <text:list text:style-name="LFO5" text:continue-numbering="true">
        <text:list-item>
          <text:p text:style-name="P662"><text:span text:style-name="T663">Pérdida semántica<text:s/></text:span><text:span text:style-name="T664"></text:span><text:span text:style-name="T665"><text:s/>Toda academia debe tener, al menos, un curso y todo curso debe pertenecer, al menos, a una academia.<text:s/></text:span></text:p>
        </text:list-item>
        <text:list-item>
          <text:p text:style-name="P666"><text:span text:style-name="T667">Pérdida semántica<text:s/></text:span><text:span text:style-name="T668"></text:span><text:span text:style-name="T669"><text:s/>Todo curso debe tener, al menos, una línea de coste.<text:s/></text:span></text:p>
        </text:list-item>
        <text:list-item>
          <text:p text:style-name="P670"><text:span text:style-name="T671">Pérdida semántica<text:s/></text:span><text:span text:style-name="T672"></text:span><text:span text:style-name="T673"><text:s/>Todo curso debe tener, al menos, un alumno.</text:span></text:p>
        </text:list-item>
        <text:list-item>
          <text:p text:style-name="P674"><text:span text:style-name="T675">Pérdida semántica<text:s/></text:span><text:span text:style-name="T676"></text:span><text:span text:style-name="T677"><text:s/>Todos los alumnos han de ser o padawan o senior y ninguno puede ser ambos a la vez.</text:span></text:p>
        </text:list-item>
      </text:list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soft-page-break/>
      <text:p text:style-name="P700"><text:span text:style-name="T701">[1 punto]</text:span><text:span text:style-name="T702"><text:s/>EJERCICIO 3: MODELADO FÍSICO DDL (MODIFICACIÓN DE METADATOS)</text:span></text:p>
      <text:p text:style-name="P703">Indica las sentencias necesarias para realizar estas modificaciones en MySQL:</text:p>
      <text:p text:style-name="P704"/>
      <text:p text:style-name="P705">Operación 1 (Modificar la tabla MAESTRO para que los campos “nombre” y <text:s/>“apellidos” sean únicos (en conjunto), es decir, que se pueda repetir el nombre y los apellidos por separado pero no puedan insertarse dos filas con los dos datos idénticos.)</text:p>
      <text:p text:style-name="P706"/>
      <text:p text:style-name="P707">// Añadir una restricción a la tabla estableciendo como UNIQUE KEY los campos nombre y apellidos.<text:s/></text:p>
      <text:p text:style-name="P708"/>
      <text:p text:style-name="P709">ALTER<text:s/>TABLE maestro ADD CONSTRAINT mae_nom_uk UNIQUE KEY (nombre, apellidos);</text:p>
      <text:p text:style-name="P710"/>
      <text:p text:style-name="P711"/>
      <text:p text:style-name="P712">Operación 2 (Cambiar la participación de la entidad alumno en la relación ASISTIR de (1,1) a (0,1).)</text:p>
      <text:p text:style-name="P713"/>
      <text:p text:style-name="P714">// Modificar la tabla ALUMNO para que el campo cod_curso, que es la clave<text:s/>principal de la tabla CURSO no sea Valor No Nulo.</text:p>
      <text:p text:style-name="P715"/>
      <text:p text:style-name="P716">ALTER TABLE alumno MODIFY cod_curso VARCHAR(10);<text:s/></text:p>
      <text:p text:style-name="P717"/>
      <text:p text:style-name="P718">Operación 3 (Permitir que se pueda modificar el ID de la tabla CURSO, propagando este cambio a las tablas dependientes de este dato.)</text:p>
      <text:p text:style-name="P719"/>
      <text:p text:style-name="P720">//Hay que eliminar<text:s/>las restricciones donde el campo cod_curso funciona como clave ajena para volver a crearlas con el actualizado en cascada.<text:s/></text:p>
      <text:p text:style-name="P721"/>
      <text:p text:style-name="P722">ALTER TABLE oferta DROP CONSTRAINT ofe_cod_fk;</text:p>
      <text:p text:style-name="P723"/>
      <text:p text:style-name="P724">ALTER TABLE oferta ADD CONSTRAINT ofe_cod_fk FOREIGN KEY (cod_curso) REFERENCES curso (cod_curso) ON DELETE CASCADE ON UPDATE CASCADE;</text:p>
      <text:p text:style-name="P725"/>
      <text:p text:style-name="P726">ALTER TABLE coste DROP CONSTRAINT cos_cod_fk;</text:p>
      <text:p text:style-name="P727"/>
      <text:p text:style-name="P728">ALTER TABLE coste ADD CONSTRAINT cos_cod_fk FOREIGN KEY (cod_curso) REFERENCES curso (cod_curso) ON DELETE CASCADE ON UPDATE CASCADE;</text:p>
      <text:p text:style-name="P729"/>
      <text:p text:style-name="P730">ALTER TABLE alumno DROP CONSTRAINT alu_cod_fk;</text:p>
      <text:p text:style-name="P731"/>
      <text:p text:style-name="P732">ALTER TABLE alumno ADD CONSTRAINT alu_cod_fk FOREIGN KEY (cod_curso) REFERENCES curso (cod_curso) ON DELETE CASCADE ON UPDATE CASCADE;</text:p>
      <text:p text:style-name="P733"/>
      <text:p text:style-name="P734">Operación 3 (Modificar la tabla ACADEMIA para que por defecto la fecha de inicio sea la fecha<text:s/>del sistema.)</text:p>
      <text:p text:style-name="P735"/>
      <text:p text:style-name="P736">//Hay que modificar el campo fecha_ini de la tabla academia para que el tipo de dato sea TIMESTAMP, que incorpora ya como default la fecha del sistema.<text:s/></text:p>
      <text:p text:style-name="P737"/>
      <text:p text:style-name="P738">ALTER TABLE academia MODIFY fecha_ini TIMESTAMP;</text:p>
      <text:p text:style-name="P739"/>
      <text:p text:style-name="P740"/>
      <text:p text:style-name="P741"/>
      <text:p text:style-name="P742"/>
      <text:soft-page-break/>
      <text:p text:style-name="P743"><text:span text:style-name="T744">[2 puntos]</text:span><text:span text:style-name="T745"><text:s/>EJERCICIO 4: MODELADO<text:s/></text:span><text:span text:style-name="T746">FÍSICO DML (MANIPULACIÓN DE DATOS)</text:span></text:p>
      <text:p text:style-name="P747">Indica las sentencias necesarias para realizar estas modificaciones en MySQL:</text:p>
      <text:p text:style-name="P748"/>
      <text:p text:style-name="Standard"><text:span text:style-name="T749">Operación 1</text:span><text:span text:style-name="T750"><text:s/>(Crea una academia con código “AMYEND”, nombre “Academia Maestro Yoda planetaEndor”.)</text:span></text:p>
      <text:p text:style-name="P751"/>
      <text:p text:style-name="P752">// Hay que utilizar la sentencia para<text:s/>insertar datos en la tabla correspondiente, indicando el campo en el que introduces cada dato.<text:s/></text:p>
      <text:p text:style-name="P753"/>
      <text:p text:style-name="P754">INSERT INTO academia (cod_acad, nombre)</text:p>
      <text:p text:style-name="P755">--&gt; VALUES (‘AMYEND’, ‘Academia Maestro Yoda planetaEndor’);<text:s/></text:p>
      <text:p text:style-name="P756"/>
      <text:p text:style-name="P757"/>
      <text:p text:style-name="Standard"><text:span text:style-name="T758">Operación 2</text:span><text:span text:style-name="T759"><text:s/>(Crea un maestro Jedi con id “1”, nombre “L</text:span><text:span text:style-name="T760">uke”, apellidos “Skywalker”.)</text:span></text:p>
      <text:p text:style-name="P761"/>
      <text:p text:style-name="P762">// Del mismo modo que la operación anterior.<text:s/></text:p>
      <text:p text:style-name="P763"/>
      <text:p text:style-name="P764">INSERT INTO maestro (id, nombre, apellidos)</text:p>
      <text:p text:style-name="P765">--&gt; VALUES (1, ‘Luke’, ‘Skywalker’);</text:p>
      <text:p text:style-name="P766"/>
      <text:p text:style-name="Standard"><text:span text:style-name="T767">Operación 3</text:span><text:span text:style-name="T768"><text:s/>(Crea un curso para la academia creada anteriormente con código “7050”, nombre “CAPA</text:span><text:span text:style-name="T769">D2”, descripción “Curso avanzado padawan nivel 2”. El maestro Jedi es Luke Skywalker.)</text:span></text:p>
      <text:p text:style-name="P770"/>
      <text:p text:style-name="P771">//Se crea el curso en la tabla curso se introducen los datos correspondientes y, después, relacionas el curso con la academia que se ha creado anteriormente en la tabla<text:s/>oferta, introduciendo el codigo de la academia y el codigo del curso.<text:s/></text:p>
      <text:p text:style-name="P772"/>
      <text:p text:style-name="P773">INSERT INTO curso (cod_curso, nombre, descripcion, id_maestro)<text:s/></text:p>
      <text:p text:style-name="P774">--&gt; VALUES (7050, ‘CAPAD2’, ‘Curso avanzado padawan nivel 2’, 1);</text:p>
      <text:p text:style-name="P775"/>
      <text:p text:style-name="P776">INSERT INTO oferta (cod_acad, cod_curso)<text:s/></text:p>
      <text:p text:style-name="P777">--&gt;<text:s/>VALUES (‘AMYEND’, 7050);<text:s/></text:p>
      <text:p text:style-name="P778"/>
      <text:p text:style-name="P779"><text:span text:style-name="T780">Operación 4</text:span><text:span text:style-name="T781"><text:s/>(Crea 3 alumnos asistentes al curso anterior con los sigueintes datos –<text:s/></text:span></text:p>
      <text:p text:style-name="P782">id “PAD001”, nombre “Rey”, apellidos “Skywalker”. La alumna es de tipo senior con especialidad “sable láser” y fecha de nivel 30/06/2022.<text:s/></text:p>
      <text:p text:style-name="P783">id “PAD002”, nombre “Baby”, apellidos “Yoda”. El alumno es de tipo senior con especialidad “telequinesis” y fecha de nivel 31/07/2022.</text:p>
      <text:p text:style-name="P784">is “PAD003”, nombre “Chewbacca”, apellidos “Wookie”. El alumno es de tipo senior con especialidad "Fureza“Bruta” y fecha de nivel 31/05/2022.</text:p>
      <text:p text:style-name="P785"/>
      <text:p text:style-name="P786">//Se crean los alumnos introduciendo los datos en la tabla alumnos y se introducen los datos de cada alumno a la tabla correspondiente padawan o senior.<text:s/></text:p>
      <text:p text:style-name="P787"/>
      <text:p text:style-name="P788">INSERT INTO alumno (id, nombre, apellidos, cod_curso)</text:p>
      <text:p text:style-name="P789">--&gt; VALUES (‘PAD001’, ‘Rey’,<text:s/>‘Skywalker’, 7050),</text:p>
      <text:p text:style-name="P790">--&gt; (‘PAD002’, ‘Baby’, ‘Yoda’, 7050),</text:p>
      <text:p text:style-name="P791">--&gt; (‘PAD003’, ‘Chewbacca’, ‘Wookie’, 7050);</text:p>
      <text:p text:style-name="P792"/>
      <text:p text:style-name="P793"/>
      <text:p text:style-name="P794">INSERT INTO senior (id, especialidad, fecha_nivel)</text:p>
      <text:soft-page-break/>
      <text:p text:style-name="P795">values --&gt; (‘PAD001’, ‘Sable Láser’, ‘2022/06/30’),</text:p>
      <text:p text:style-name="P796">--&gt; (‘PAD002’, ‘Telequinésis’, ‘2022/07/31’),</text:p>
      <text:p text:style-name="P797">--&gt; (‘PAD003’, ‘Fuerza Bruta’, ‘2022/05/31);</text:p>
      <text:p text:style-name="P798"/>
      <text:p text:style-name="P799"><text:span text:style-name="T800">Operación 5</text:span><text:span text:style-name="T801"><text:s/>(El alumno Chewbacca es ayudado por la alumna Rey.)</text:span></text:p>
      <text:p text:style-name="P802"/>
      <text:p text:style-name="P803">//Hay que modificar la tabla alumno donde el nombre sea Chewbacca para añadir el dato de la id de rey.</text:p>
      <text:p text:style-name="P804"/>
      <text:p text:style-name="P805">UPDATE alumno</text:p>
      <text:p text:style-name="P806">SET ayudado_por=’PAD001’</text:p>
      <text:p text:style-name="P807">WHERE nombre=’Chewbacca’;</text:p>
      <text:p text:style-name="P808"><text:s/></text:p>
      <text:p text:style-name="P809"><text:span text:style-name="T810">Operación 6</text:span><text:span text:style-name="T811"><text:s/>(El curso impartido genera 2 costes: “Salario profesorado” con importe 8 créditos</text:span></text:p>
      <text:p text:style-name="P812">imperiales y “Rotura de sables” con importe 1,5 créditos imperiales, respectivamente.)</text:p>
      <text:p text:style-name="P813"/>
      <text:p text:style-name="P814">//se introducen los datos en la tabla coste.</text:p>
      <text:p text:style-name="P815"/>
      <text:p text:style-name="P816">INSERT INTO coste (linea, cod_curso, concepto, importe)</text:p>
      <text:p text:style-name="P817">--&gt; VALUES (1, ‘7050’, ‘Salario profesorado’, 8),</text:p>
      <text:p text:style-name="P818"><text:span text:style-name="T819">--&gt; (2, ‘7050’, ‘Rotura sables’, 1.5) ;</text:span></text:p>
      <text:p text:style-name="P820"/>
      <text:p text:style-name="P821"><text:span text:style-name="T822">Operación 7</text:span><text:span text:style-name="T823"><text:s/>(Actualiza la fecha de inicio del curso impartido a 1/09/2022.)</text:span></text:p>
      <text:p text:style-name="P824"/>
      <text:p text:style-name="P825">//Se introducen los datos en la<text:s/>tabla curso_academia.</text:p>
      <text:p text:style-name="P826"/>
      <text:p text:style-name="P827">INSERT INTO curso_academia (cod_curso, cod_acad, fecha_ini)</text:p>
      <text:p text:style-name="P828">--&gt; VALUES (‘7050’, ‘AMYEND’, ‘2022/09/1’);</text:p>
      <text:p text:style-name="P829"/>
      <text:p text:style-name="P830"><text:span text:style-name="T831">Operación 8</text:span><text:span text:style-name="T832"><text:s/>(Borra al alumno Chewbacca.)</text:span></text:p>
      <text:p text:style-name="P833"/>
      <text:p text:style-name="P834">//Se elimina, de la tabla alumno, donde el nombre del alumno sea Chewbacca.</text:p>
      <text:p text:style-name="P835"/>
      <text:p text:style-name="P836">DELETE FROM alumno WHERE nombre = ‘Chewbacca’;</text:p>
      <text:p text:style-name="P837"/>
      <text:p text:style-name="P838"/>
      <text:p text:style-name="P839"/>
      <text:p text:style-name="P8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fo:font-weight="normal" style:font-weight-asian="normal"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96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-0.3034in"/>
      </style:footer-style>
    </style:page-layout>
    <style:style style:name="TableColumn3" style:family="table-column">
      <style:table-column-properties style:column-width="3.425in" style:use-optimal-column-width="false"/>
    </style:style>
    <style:style style:name="TableColumn4" style:family="table-column">
      <style:table-column-properties style:column-width="1.9659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95in" fo:padding-left="0.0395in" fo:padding-bottom="0.0395in" fo:padding-right="0.0395in"/>
    </style:style>
    <style:style style:name="P8" style:parent-style-name="TableContents" style:family="paragraph">
      <style:text-properties style:font-name="Calibri" fo:font-weight="bold" style:font-weight-asian="bold" style:font-weight-complex="bold" fo:color="#336633"/>
    </style:style>
    <style:style style:name="TableCell9" style:family="table-cell">
      <style:table-cell-properties fo:border="none" style:writing-mode="lr-tb" fo:padding-top="0.0395in" fo:padding-left="0.0395in" fo:padding-bottom="0.0395in" fo:padding-right="0.0395in"/>
    </style:style>
    <style:style style:name="P10" style:parent-style-name="TableContents" style:family="paragraph">
      <style:text-properties style:font-name="Calibri" fo:font-weight="bold" style:font-weight-asian="bold" style:font-weight-complex="bold" fo:color="#336633"/>
    </style:style>
    <style:style style:name="TableCell11" style:family="table-cell">
      <style:table-cell-properties fo:border="none" style:writing-mode="lr-tb" fo:padding-top="0.0395in" fo:padding-left="0.0395in" fo:padding-bottom="0.0395in" fo:padding-right="0.0395in"/>
    </style:style>
    <style:style style:name="T12" style:parent-style-name="Fuentedepárrafopredeter." style:family="text">
      <style:text-properties style:font-name="Calibri" style:language-asian="es" style:country-asian="ES" style:language-complex="ar" style:country-complex="SA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.0395in" fo:padding-left="0.0395in" fo:padding-bottom="0.0395in" fo:padding-right="0.0395in"/>
    </style:style>
    <style:style style:name="P15" style:parent-style-name="TableContents" style:family="paragraph">
      <style:text-properties style:font-name="Calibri"/>
    </style:style>
    <style:style style:name="TableCell16" style:family="table-cell">
      <style:table-cell-properties fo:border="none" style:writing-mode="lr-tb" fo:padding-top="0.0395in" fo:padding-left="0.0395in" fo:padding-bottom="0.0395in" fo:padding-right="0.0395in"/>
    </style:style>
    <style:style style:name="P17" style:parent-style-name="TableContents" style:family="paragraph">
      <style:text-properties style:font-name="Calibri"/>
    </style:style>
    <style:style style:name="P18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999999" fo:font-size="10pt" style:font-size-asian="10pt"/>
    </style:style>
    <style:style style:name="T19" style:parent-style-name="Fuentedepárrafopredeter." style:family="text">
      <style:text-properties style:font-name="Calibri" fo:font-weight="bold" style:font-weight-asian="bold" style:font-weight-complex="bold" fo:text-transform="uppercase" fo:color="#336633" fo:font-size="11pt" style:font-size-asian="11pt" style:font-size-complex="11pt"/>
    </style:style>
    <style:style style:name="T20" style:parent-style-name="Fuentedepárrafopredeter." style:family="text">
      <style:text-properties style:font-name="Calibri" fo:font-weight="bold" style:font-weight-asian="bold" style:font-weight-complex="bold" fo:color="#336633" fo:font-size="11pt" style:font-size-asian="11pt" style:font-size-complex="11pt"/>
    </style:style>
    <style:style style:name="T21" style:parent-style-name="Fuentedepárrafopredeter." style:family="text">
      <style:text-properties style:font-name="Calibri" fo:font-weight="bold" style:font-weight-asian="bold" style:font-weight-complex="bold" fo:color="#336633" fo:font-size="11pt" style:font-size-asian="11pt" style:font-size-complex="11pt"/>
    </style:style>
    <style:style style:name="T22" style:parent-style-name="Fuentedepárrafopredeter." style:family="text">
      <style:text-properties style:font-name="Calibri" fo:color="#336633" fo:font-size="10pt" style:font-size-asian="10pt" style:font-size-complex="10pt"/>
    </style:style>
    <style:style style:name="T23" style:parent-style-name="Fuentedepárrafopredeter." style:family="text">
      <style:text-properties style:font-name="Calibri" fo:color="#336633" fo:font-size="10pt" style:font-size-asian="10pt" style:font-size-complex="10pt"/>
    </style:style>
    <style:style style:name="T24" style:parent-style-name="Fuentedepárrafopredeter." style:family="text">
      <style:text-properties style:font-name="Calibri" fo:color="#336633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PELLIDOS, NOMBRE / COGNOMS, NOM</text:p>
            </table:table-cell>
            <table:table-cell table:style-name="TableCell9">
              <text:p text:style-name="P10">DNI / NIE</text:p>
            </table:table-cell>
            <table:table-cell table:style-name="TableCell11" table:number-rows-spanned="2">
              <text:p text:style-name="TableContents"><text:span text:style-name="T12"><draw:frame draw:z-index="251659264" draw:style-name="a0" draw:name="Imagen2" text:anchor-type="paragraph" svg:x="0in" svg:y="0in" svg:width="0.47913in" svg:height="0.85433in" style:rel-width="scale" style:rel-height="scale"><draw:image xlink:href="media/image1.jpg" xlink:type="simple" xlink:show="embed" xlink:actuate="onLoad"/><svg:title/><svg:desc/></draw:frame></text:span></text:p>
            </table:table-cell>
          </table:table-row>
          <table:table-row table:style-name="TableRow13">
            <table:table-cell table:style-name="TableCell14">
              <text:p text:style-name="P15">Giner Barrios, Pablo</text:p>
            </table:table-cell>
            <table:table-cell table:style-name="TableCell16">
              <text:p text:style-name="P17">21003297L</text:p>
            </table:table-cell>
            <table:covered-table-cell>
              <text:p text:style-name="Normal"/>
            </table:covered-table-cell>
          </table:table-row>
        </table:table>
        <text:p text:style-name="P18">Gracias por empezar cada ejercicio en una nueva cara</text:p>
      </style:header>
      <style:footer>
        <text:p text:style-name="Piedepágina"><text:span text:style-name="T19">DAW/dam</text:span><text:span text:style-name="T20"><text:s/>- BASES DE DATOS <text:s text:c="35"/>ACTIVIDAD EVALUABLE<text:s/></text:span><text:span text:style-name="T21"><text:tab/></text:span><text:span text:style-name="T22"><text:page-number text:fixed="false">10</text:page-number></text:span><text:span text:style-name="T23"><text:s/>/<text:s/></text:span><text:span text:style-name="T2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 Giner Barrios</meta:initial-creator>
    <dc:creator>Cuenta Microsoft</dc:creator>
    <meta:creation-date>2022-12-28T10:21:00Z</meta:creation-date>
    <dc:date>2022-12-31T13:48:00Z</dc:date>
    <meta:template xlink:href="Normal.dotm" xlink:type="simple"/>
    <meta:editing-cycles>10</meta:editing-cycles>
    <meta:editing-duration>PT31800S</meta:editing-duration>
    <meta:document-statistic meta:page-count="10" meta:paragraph-count="34" meta:word-count="2621" meta:character-count="17005" meta:row-count="120" meta:non-whitespace-character-count="14418"/>
  </office:meta>
</office:document-meta>
</file>